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811in"/>
    </style:style>
    <style:style style:name="co3" style:family="table-column">
      <style:table-column-properties fo:break-before="auto" style:column-width="1.2374in"/>
    </style:style>
    <style:style style:name="co4" style:family="table-column">
      <style:table-column-properties fo:break-before="auto" style:column-width="1.3252in"/>
    </style:style>
    <style:style style:name="co5" style:family="table-column">
      <style:table-column-properties fo:break-before="auto" style:column-width="0.6917in"/>
    </style:style>
    <style:style style:name="co6" style:family="table-column">
      <style:table-column-properties fo:break-before="auto" style:column-width="0.8445in"/>
    </style:style>
    <style:style style:name="co7" style:family="table-column">
      <style:table-column-properties fo:break-before="auto" style:column-width="1.3181in"/>
    </style:style>
    <style:style style:name="co8" style:family="table-column">
      <style:table-column-properties fo:break-before="auto" style:column-width="1.1508in"/>
    </style:style>
    <style:style style:name="co9" style:family="table-column">
      <style:table-column-properties fo:break-before="auto" style:column-width="0.6839in"/>
    </style:style>
    <style:style style:name="co10" style:family="table-column">
      <style:table-column-properties fo:break-before="auto" style:column-width="0.7063in"/>
    </style:style>
    <style:style style:name="ro1" style:family="table-row">
      <style:table-row-properties style:row-height="0.1898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cc66" fo:padding-bottom="0.0193in" fo:padding-left="0.0138in" fo:padding-right="0.0138in" fo:padding-top="0.0193in"/>
    </style:style>
    <style:style style:name="ce2" style:family="table-cell" style:parent-style-name="Default">
      <style:table-cell-properties fo:background-color="#33cc66" fo:padding="0in"/>
    </style:style>
    <style:style style:name="ce3" style:family="table-cell" style:parent-style-name="Default">
      <style:table-cell-properties fo:border-bottom="0.0555in solid #000000" fo:border-left="none" fo:padding="0in" fo:border-right="none" fo:border-top="0.0555in solid #000000" style:vertical-align="bottom"/>
    </style:style>
    <style:style style:name="ce4" style:family="table-cell" style:parent-style-name="Default">
      <style:table-cell-properties fo:background-color="#33cc66" fo:padding="0in" style:vertical-align="top"/>
      <style:text-properties fo:color="#ffffff"/>
    </style:style>
    <style:style style:name="ce5" style:family="table-cell" style:parent-style-name="Default">
      <style:table-cell-properties style:text-align-source="fix" style:repeat-content="false" fo:border="0.0346in solid #000000" fo:padding="0in"/>
      <style:paragraph-properties fo:text-align="end" fo:margin-left="0in"/>
    </style:style>
    <style:style style:name="ce6" style:family="table-cell" style:parent-style-name="Default">
      <style:table-cell-properties fo:background-color="#33cc66" fo:border="0.0138in solid #000000" fo:padding="0in"/>
      <style:text-properties fo:color="#ffffff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grid" table:style-name="ta1" table:print="false"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>
            <text:p>A1</text:p>
          </table:table-cell>
          <table:table-cell office:value-type="string">
            <text:p>B1</text:p>
          </table:table-cell>
          <table:table-cell office:value-type="string">
            <text:p>C1</text:p>
          </table:table-cell>
          <table:table-cell office:value-type="string">
            <text:p>D1</text:p>
          </table:table-cell>
          <table:table-cell office:value-type="string">
            <text:p>E1</text:p>
          </table:table-cell>
          <table:table-cell office:value-type="string">
            <text:p>F1</text:p>
          </table:table-cell>
        </table:table-row>
        <table:table-row table:style-name="ro1">
          <table:table-cell table:style-name="Default" office:value-type="string">
            <text:p>A2</text:p>
          </table:table-cell>
          <table:table-cell table:style-name="ce1" office:value-type="string">
            <text:p>B2</text:p>
          </table:table-cell>
          <table:table-cell table:style-name="Default" office:value-type="string">
            <text:p>C2</text:p>
          </table:table-cell>
          <table:table-cell table:style-name="ce1" office:value-type="string">
            <text:p>D2</text:p>
          </table:table-cell>
          <table:table-cell table:style-name="Default" office:value-type="string">
            <text:p>E2</text:p>
          </table:table-cell>
          <table:table-cell table:style-name="ce1" office:value-type="string">
            <text:p>F2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string">
            <text:p>B3</text:p>
          </table:table-cell>
          <table:table-cell office:value-type="string">
            <text:p>C3</text:p>
          </table:table-cell>
          <table:table-cell office:value-type="string">
            <text:p>D3</text:p>
          </table:table-cell>
          <table:table-cell office:value-type="string">
            <text:p>E3</text:p>
          </table:table-cell>
          <table:table-cell office:value-type="string">
            <text:p>F3</text:p>
          </table:table-cell>
        </table:table-row>
        <table:table-row table:style-name="ro1">
          <table:table-cell table:style-name="Default" office:value-type="string">
            <text:p>A4</text:p>
          </table:table-cell>
          <table:table-cell table:style-name="ce1" office:value-type="string">
            <text:p>B4</text:p>
          </table:table-cell>
          <table:table-cell table:style-name="Default" office:value-type="string">
            <text:p>C3</text:p>
          </table:table-cell>
          <table:table-cell table:style-name="ce2" office:value-type="string">
            <text:p>D4</text:p>
          </table:table-cell>
          <table:table-cell table:style-name="Default" office:value-type="string">
            <text:p>E4</text:p>
          </table:table-cell>
          <table:table-cell table:style-name="ce1" office:value-type="string">
            <text:p>F4</text:p>
          </table:table-cell>
        </table:table-row>
        <table:table-row table:style-name="ro1">
          <table:table-cell office:value-type="string">
            <text:p>A5</text:p>
          </table:table-cell>
          <table:table-cell table:number-columns-repeated="2" office:value-type="string">
            <text:p>B5</text:p>
          </table:table-cell>
          <table:table-cell office:value-type="string">
            <text:p>D5</text:p>
          </table:table-cell>
          <table:table-cell office:value-type="string">
            <text:p>E5</text:p>
          </table:table-cell>
          <table:table-cell office:value-type="string">
            <text:p>F5</text:p>
          </table:table-cell>
        </table:table-row>
        <table:table-row table:style-name="ro1">
          <table:table-cell table:style-name="Default" office:value-type="string">
            <text:p>A6</text:p>
          </table:table-cell>
          <table:table-cell table:style-name="ce1" office:value-type="string">
            <text:p>B6</text:p>
          </table:table-cell>
          <table:table-cell table:style-name="Default" office:value-type="string">
            <text:p>C6</text:p>
          </table:table-cell>
          <table:table-cell table:style-name="ce1" office:value-type="string">
            <text:p>D6</text:p>
          </table:table-cell>
          <table:table-cell table:style-name="Default" office:value-type="string">
            <text:p>E6</text:p>
          </table:table-cell>
          <table:table-cell table:style-name="ce1" office:value-type="string">
            <text:p>F6</text:p>
          </table:table-cell>
        </table:table-row>
        <table:table-row table:style-name="ro1">
          <table:table-cell office:value-type="string">
            <text:p>A7</text:p>
          </table:table-cell>
          <table:table-cell office:value-type="string">
            <text:p>B7</text:p>
          </table:table-cell>
          <table:table-cell office:value-type="string">
            <text:p>C7</text:p>
          </table:table-cell>
          <table:table-cell office:value-type="string">
            <text:p>D7</text:p>
          </table:table-cell>
          <table:table-cell office:value-type="string">
            <text:p>E7</text:p>
          </table:table-cell>
          <table:table-cell office:value-type="string">
            <text:p>F7</text:p>
          </table:table-cell>
        </table:table-row>
        <table:table-row table:style-name="ro1">
          <table:table-cell table:style-name="Default" office:value-type="string">
            <text:p>A8</text:p>
          </table:table-cell>
          <table:table-cell table:style-name="ce1" office:value-type="string">
            <text:p>B8</text:p>
          </table:table-cell>
          <table:table-cell table:style-name="Default" office:value-type="string">
            <text:p>C8</text:p>
          </table:table-cell>
          <table:table-cell table:style-name="ce1" office:value-type="string">
            <text:p>D8</text:p>
          </table:table-cell>
          <table:table-cell table:style-name="Default" office:value-type="string">
            <text:p>E8</text:p>
          </table:table-cell>
          <table:table-cell table:style-name="ce1" office:value-type="string">
            <text:p>F8</text:p>
          </table:table-cell>
        </table:table-row>
        <table:table-row table:style-name="ro1">
          <table:table-cell office:value-type="string">
            <text:p>A9</text:p>
          </table:table-cell>
          <table:table-cell office:value-type="string">
            <text:p>B9</text:p>
          </table:table-cell>
          <table:table-cell office:value-type="string">
            <text:p>C9</text:p>
          </table:table-cell>
          <table:table-cell office:value-type="string">
            <text:p>D9</text:p>
          </table:table-cell>
          <table:table-cell office:value-type="string">
            <text:p>E9</text:p>
          </table:table-cell>
          <table:table-cell office:value-type="string">
            <text:p>F9</text:p>
          </table:table-cell>
        </table:table-row>
        <table:table-row table:style-name="ro1">
          <table:table-cell table:style-name="Default" office:value-type="string">
            <text:p>A10</text:p>
          </table:table-cell>
          <table:table-cell table:style-name="ce1" office:value-type="string">
            <text:p>B10</text:p>
          </table:table-cell>
          <table:table-cell table:style-name="Default" office:value-type="string">
            <text:p>C10</text:p>
          </table:table-cell>
          <table:table-cell table:style-name="ce1" office:value-type="string">
            <text:p>D10</text:p>
          </table:table-cell>
          <table:table-cell table:style-name="Default" office:value-type="string">
            <text:p>E10</text:p>
          </table:table-cell>
          <table:table-cell table:style-name="ce1" office:value-type="string">
            <text:p>F10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string">
            <text:p>B11</text:p>
          </table:table-cell>
          <table:table-cell office:value-type="string">
            <text:p>C11</text:p>
          </table:table-cell>
          <table:table-cell office:value-type="string">
            <text:p>D11</text:p>
          </table:table-cell>
          <table:table-cell office:value-type="string">
            <text:p>E11</text:p>
          </table:table-cell>
          <table:table-cell office:value-type="string">
            <text:p>F11</text:p>
          </table:table-cell>
        </table:table-row>
        <table:table-row table:style-name="ro1">
          <table:table-cell table:style-name="Default" office:value-type="string">
            <text:p>A12</text:p>
          </table:table-cell>
          <table:table-cell table:style-name="ce1" office:value-type="string">
            <text:p>B12</text:p>
          </table:table-cell>
          <table:table-cell table:style-name="Default" office:value-type="string">
            <text:p>C12</text:p>
          </table:table-cell>
          <table:table-cell table:style-name="ce1" office:value-type="string">
            <text:p>D12</text:p>
          </table:table-cell>
          <table:table-cell table:style-name="Default" office:value-type="string">
            <text:p>E12</text:p>
          </table:table-cell>
          <table:table-cell table:style-name="ce1" office:value-type="string">
            <text:p>F12</text:p>
          </table:table-cell>
        </table:table-row>
      </table:table>
      <table:table table:name="measures" table:style-name="ta1" table:print="false">
        <table:table-column table:style-name="co1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office:value-type="string">
            <text:p>A1</text:p>
          </table:table-cell>
          <table:table-cell office:value-type="string">
            <text:p>B1</text:p>
          </table:table-cell>
          <table:table-cell office:value-type="string">
            <text:p>C1</text:p>
          </table:table-cell>
          <table:table-cell table:style-name="Default" office:value-type="string">
            <text:p>D1</text:p>
          </table:table-cell>
          <table:table-cell office:value-type="string">
            <text:p>E1</text:p>
          </table:table-cell>
          <table:table-cell office:value-type="string">
            <text:p>F1</text:p>
          </table:table-cell>
        </table:table-row>
        <table:table-row table:style-name="ro1">
          <table:table-cell table:style-name="Default" office:value-type="string">
            <text:p>A2</text:p>
          </table:table-cell>
          <table:table-cell table:style-name="ce1" office:value-type="string">
            <text:p>B2</text:p>
          </table:table-cell>
          <table:table-cell table:style-name="Default" office:value-type="string">
            <text:p>C2</text:p>
          </table:table-cell>
          <table:table-cell office:value-type="string">
            <text:p>D2</text:p>
          </table:table-cell>
          <table:table-cell table:style-name="Default" office:value-type="string">
            <text:p>E2</text:p>
          </table:table-cell>
          <table:table-cell table:style-name="ce1" office:value-type="string">
            <text:p>F2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string">
            <text:p>B3</text:p>
          </table:table-cell>
          <table:table-cell office:value-type="string">
            <text:p>C3</text:p>
          </table:table-cell>
          <table:table-cell table:style-name="Default" office:value-type="string">
            <text:p>D3</text:p>
          </table:table-cell>
          <table:table-cell office:value-type="string">
            <text:p>E3</text:p>
          </table:table-cell>
          <table:table-cell office:value-type="string">
            <text:p>F3</text:p>
          </table:table-cell>
        </table:table-row>
        <table:table-row table:style-name="ro1">
          <table:table-cell table:style-name="Default" office:value-type="string">
            <text:p>A4</text:p>
          </table:table-cell>
          <table:table-cell table:style-name="ce1" office:value-type="string">
            <text:p>B4</text:p>
          </table:table-cell>
          <table:table-cell table:style-name="ce5" office:value-type="string">
            <text:p>C3M</text:p>
          </table:table-cell>
          <table:table-cell table:style-name="ce2" office:value-type="string">
            <text:p>D4</text:p>
          </table:table-cell>
          <table:table-cell table:style-name="Default" office:value-type="string">
            <text:p>E4</text:p>
          </table:table-cell>
          <table:table-cell table:style-name="ce1" office:value-type="string">
            <text:p>F4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string">
            <text:p>B5</text:p>
          </table:table-cell>
          <table:table-cell table:style-name="ce6" office:value-type="string">
            <text:p>MB5</text:p>
          </table:table-cell>
          <table:table-cell table:style-name="Default" office:value-type="string">
            <text:p>D5</text:p>
          </table:table-cell>
          <table:table-cell office:value-type="string">
            <text:p>E5</text:p>
          </table:table-cell>
          <table:table-cell office:value-type="string">
            <text:p>F5</text:p>
          </table:table-cell>
        </table:table-row>
        <table:table-row table:style-name="ro1">
          <table:table-cell table:style-name="Default" office:value-type="string">
            <text:p>A6</text:p>
          </table:table-cell>
          <table:table-cell table:style-name="ce1" office:value-type="string">
            <text:p>B6</text:p>
          </table:table-cell>
          <table:table-cell table:style-name="Default" office:value-type="string">
            <text:p>C6</text:p>
          </table:table-cell>
          <table:table-cell office:value-type="string">
            <text:p>D6</text:p>
          </table:table-cell>
          <table:table-cell table:style-name="Default" office:value-type="string">
            <text:p>E6</text:p>
          </table:table-cell>
          <table:table-cell table:style-name="ce1" office:value-type="string">
            <text:p>F6</text:p>
          </table:table-cell>
        </table:table-row>
        <table:table-row table:style-name="ro1">
          <table:table-cell office:value-type="string">
            <text:p>A7</text:p>
          </table:table-cell>
          <table:table-cell table:style-name="ce3" office:value-type="string">
            <text:p>B7</text:p>
          </table:table-cell>
          <table:table-cell office:value-type="string">
            <text:p>C7</text:p>
          </table:table-cell>
          <table:table-cell office:value-type="string">
            <text:p>D7</text:p>
          </table:table-cell>
          <table:table-cell office:value-type="string">
            <text:p>E7</text:p>
          </table:table-cell>
          <table:table-cell office:value-type="string">
            <text:p>F7</text:p>
          </table:table-cell>
        </table:table-row>
        <table:table-row table:style-name="ro1">
          <table:table-cell table:style-name="Default" office:value-type="string">
            <text:p>A8</text:p>
          </table:table-cell>
          <table:table-cell table:style-name="ce4" office:value-type="string">
            <text:p>B8</text:p>
          </table:table-cell>
          <table:table-cell table:style-name="Default" office:value-type="string">
            <text:p>C8</text:p>
          </table:table-cell>
          <table:table-cell office:value-type="string">
            <text:p>D8</text:p>
          </table:table-cell>
          <table:table-cell table:style-name="Default" office:value-type="string">
            <text:p>E8</text:p>
          </table:table-cell>
          <table:table-cell table:style-name="ce1" office:value-type="string">
            <text:p>F8</text:p>
          </table:table-cell>
        </table:table-row>
        <table:table-row table:style-name="ro1">
          <table:table-cell office:value-type="string">
            <text:p>A9</text:p>
          </table:table-cell>
          <table:table-cell office:value-type="string">
            <text:p>B9</text:p>
          </table:table-cell>
          <table:table-cell office:value-type="string">
            <text:p>C9</text:p>
          </table:table-cell>
          <table:table-cell table:style-name="Default" office:value-type="string">
            <text:p>D9</text:p>
          </table:table-cell>
          <table:table-cell office:value-type="string">
            <text:p>E9</text:p>
          </table:table-cell>
          <table:table-cell office:value-type="string">
            <text:p>F9</text:p>
          </table:table-cell>
        </table:table-row>
        <table:table-row table:style-name="ro1">
          <table:table-cell table:style-name="Default" office:value-type="string">
            <text:p>A10</text:p>
          </table:table-cell>
          <table:table-cell table:style-name="ce1" office:value-type="string">
            <text:p>B10</text:p>
          </table:table-cell>
          <table:table-cell table:style-name="Default" office:value-type="string">
            <text:p>C10</text:p>
          </table:table-cell>
          <table:table-cell office:value-type="string">
            <text:p>D10</text:p>
          </table:table-cell>
          <table:table-cell table:style-name="Default" office:value-type="string">
            <text:p>E10</text:p>
          </table:table-cell>
          <table:table-cell table:style-name="ce1" office:value-type="string">
            <text:p>F10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string">
            <text:p>B11</text:p>
          </table:table-cell>
          <table:table-cell office:value-type="string">
            <text:p>C11</text:p>
          </table:table-cell>
          <table:table-cell table:style-name="Default" office:value-type="string">
            <text:p>D11</text:p>
          </table:table-cell>
          <table:table-cell office:value-type="string">
            <text:p>E11</text:p>
          </table:table-cell>
          <table:table-cell office:value-type="string">
            <text:p>F11</text:p>
          </table:table-cell>
        </table:table-row>
        <table:table-row table:style-name="ro1">
          <table:table-cell table:style-name="Default" office:value-type="string">
            <text:p>A12</text:p>
          </table:table-cell>
          <table:table-cell table:style-name="ce1" office:value-type="string">
            <text:p>B12</text:p>
          </table:table-cell>
          <table:table-cell table:style-name="Default" office:value-type="string">
            <text:p>C12</text:p>
          </table:table-cell>
          <table:table-cell office:value-type="string">
            <text:p>D12</text:p>
          </table:table-cell>
          <table:table-cell table:style-name="Default" office:value-type="string">
            <text:p>E12</text:p>
          </table:table-cell>
          <table:table-cell table:style-name="ce1" office:value-type="string">
            <text:p>F12</text:p>
          </table:table-cell>
        </table:table-row>
      </table:table>
      <table:table table:name="dimensions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4" table:default-cell-style-name="Default"/>
        <table:table-column table:style-name="co5" table:default-cell-style-name="Default"/>
        <table:table-column table:style-name="co1" table:number-columns-repeated="22" table:default-cell-style-name="Default"/>
        <table:table-row table:style-name="ro2">
          <table:table-cell office:value-type="string">
            <text:p>(Columns - Rows)</text:p>
          </table:table-cell>
          <table:table-cell office:value-type="string">
            <text:p>Cell + Gutter</text:p>
          </table:table-cell>
          <table:table-cell table:style-name="ce7" office:value-type="string">
            <text:p>\ Gutter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 420 / [.A2]" office:value-type="float" office:value="420">
            <text:p>420</text:p>
          </table:table-cell>
          <table:table-cell office:value-type="string">
            <text:p>Columns + Rows:</text:p>
          </table:table-cell>
          <table:table-cell table:formula="of:=(1500-2*[.D$1])/[.$B2]" office:value-type="float" office:value="3.56666666666667">
            <text:p>3.5666666667</text:p>
          </table:table-cell>
          <table:table-cell table:formula="of:=(1500-2*[.E$1])/[.$B2]" office:value-type="float" office:value="3.56190476190476">
            <text:p>3.5619047619</text:p>
          </table:table-cell>
          <table:table-cell table:formula="of:=(1500-2*[.F$1])/[.$B2]" office:value-type="float" office:value="3.55714285714286">
            <text:p>3.5571428571</text:p>
          </table:table-cell>
          <table:table-cell table:formula="of:=(1500-2*[.G$1])/[.$B2]" office:value-type="float" office:value="3.55238095238095">
            <text:p>3.5523809524</text:p>
          </table:table-cell>
          <table:table-cell table:formula="of:=(1500-2*[.H$1])/[.$B2]" office:value-type="float" office:value="3.54761904761905">
            <text:p>3.5476190476</text:p>
          </table:table-cell>
          <table:table-cell table:formula="of:=(1500-2*[.I$1])/[.$B2]" office:value-type="float" office:value="3.54285714285714">
            <text:p>3.5428571429</text:p>
          </table:table-cell>
          <table:table-cell table:formula="of:=(1500-2*[.J$1])/[.$B2]" office:value-type="float" office:value="3.53809523809524">
            <text:p>3.5380952381</text:p>
          </table:table-cell>
          <table:table-cell table:formula="of:=(1500-2*[.K$1])/[.$B2]" office:value-type="float" office:value="3.53333333333333">
            <text:p>3.5333333333</text:p>
          </table:table-cell>
          <table:table-cell table:formula="of:=(1500-2*[.L$1])/[.$B2]" office:value-type="float" office:value="3.52857142857143">
            <text:p>3.5285714286</text:p>
          </table:table-cell>
          <table:table-cell table:formula="of:=(1500-2*[.M$1])/[.$B2]" office:value-type="float" office:value="3.52380952380952">
            <text:p>3.5238095238</text:p>
          </table:table-cell>
          <table:table-cell table:formula="of:=(1500-2*[.N$1])/[.$B2]" office:value-type="float" office:value="3.51904761904762">
            <text:p>3.519047619</text:p>
          </table:table-cell>
          <table:table-cell table:formula="of:=(1500-2*[.O$1])/[.$B2]" office:value-type="float" office:value="3.51428571428571">
            <text:p>3.5142857143</text:p>
          </table:table-cell>
          <table:table-cell table:formula="of:=(1500-2*[.P$1])/[.$B2]" office:value-type="float" office:value="3.50952380952381">
            <text:p>3.5095238095</text:p>
          </table:table-cell>
          <table:table-cell table:formula="of:=(1500-2*[.Q$1])/[.$B2]" office:value-type="float" office:value="3.5047619047619">
            <text:p>3.5047619048</text:p>
          </table:table-cell>
          <table:table-cell table:formula="of:=(1500-2*[.R$1])/[.$B2]" office:value-type="float" office:value="3.5">
            <text:p>3.5</text:p>
          </table:table-cell>
          <table:table-cell table:formula="of:=(1500-2*[.S$1])/[.$B2]" office:value-type="float" office:value="3.4952380952381">
            <text:p>3.4952380952</text:p>
          </table:table-cell>
          <table:table-cell table:formula="of:=(1500-2*[.T$1])/[.$B2]" office:value-type="float" office:value="3.49047619047619">
            <text:p>3.4904761905</text:p>
          </table:table-cell>
          <table:table-cell table:formula="of:=(1500-2*[.U$1])/[.$B2]" office:value-type="float" office:value="3.48571428571429">
            <text:p>3.4857142857</text:p>
          </table:table-cell>
          <table:table-cell table:formula="of:=(1500-2*[.V$1])/[.$B2]" office:value-type="float" office:value="3.48095238095238">
            <text:p>3.480952381</text:p>
          </table:table-cell>
          <table:table-cell table:formula="of:=(1500-2*[.W$1])/[.$B2]" office:value-type="float" office:value="3.47619047619048">
            <text:p>3.4761904762</text:p>
          </table:table-cell>
          <table:table-cell table:formula="of:=(1500-2*[.X$1])/[.$B2]" office:value-type="float" office:value="3.47142857142857">
            <text:p>3.4714285714</text:p>
          </table:table-cell>
          <table:table-cell table:formula="of:=(1500-2*[.Y$1])/[.$B2]" office:value-type="float" office:value="3.46666666666667">
            <text:p>3.4666666667</text:p>
          </table:table-cell>
          <table:table-cell table:formula="of:=(1500-2*[.Z$1])/[.$B2]" office:value-type="float" office:value="3.46190476190476">
            <text:p>3.4619047619</text:p>
          </table:table-cell>
          <table:table-cell table:formula="of:=(1500-2*[.AA$1])/[.$B2]" office:value-type="float" office:value="3.45714285714286">
            <text:p>3.4571428571</text:p>
          </table:table-cell>
          <table:table-cell table:formula="of:=(1500-2*[.AB$1])/[.$B2]" office:value-type="float" office:value="3.45238095238095">
            <text:p>3.4523809524</text:p>
          </table:table-cell>
          <table:table-cell table:formula="of:=(1500-2*[.AC$1])/[.$B2]" office:value-type="float" office:value="3.44761904761905">
            <text:p>3.4476190476</text:p>
          </table:table-cell>
          <table:table-cell table:formula="of:=(1500-2*[.AD$1])/[.$B2]" office:value-type="float" office:value="3.44285714285714">
            <text:p>3.4428571429</text:p>
          </table:table-cell>
          <table:table-cell table:formula="of:=(1500-2*[.AE$1])/[.$B2]" office:value-type="float" office:value="3.43809523809524">
            <text:p>3.4380952381</text:p>
          </table:table-cell>
          <table:table-cell table:formula="of:=(1500-2*[.AF$1])/[.$B2]" office:value-type="float" office:value="3.43333333333333">
            <text:p>3.4333333333</text:p>
          </table:table-cell>
          <table:table-cell table:formula="of:=(1500-2*[.AG$1])/[.$B2]" office:value-type="float" office:value="3.42857142857143">
            <text:p>3.4285714286</text:p>
          </table:table-cell>
          <table:table-cell table:formula="of:=(1500-2*[.AH$1])/[.$B2]" office:value-type="float" office:value="3.42380952380952">
            <text:p>3.4238095238</text:p>
          </table:table-cell>
          <table:table-cell table:formula="of:=(1500-2*[.AI$1])/[.$B2]" office:value-type="float" office:value="3.41904761904762">
            <text:p>3.419047619</text:p>
          </table:table-cell>
          <table:table-cell table:formula="of:=(1500-2*[.AJ$1])/[.$B2]" office:value-type="float" office:value="3.4">
            <text:p>3.4</text:p>
          </table:table-cell>
          <table:table-cell table:formula="of:=(1500-2*[.AK$1])/[.$B2]" office:value-type="float" office:value="3.35714285714286">
            <text:p>3.3571428571</text:p>
          </table:table-cell>
          <table:table-cell table:formula="of:=(1500-2*[.AL$1])/[.$B2]" office:value-type="float" office:value="3.33333333333333">
            <text:p>3.3333333333</text:p>
          </table:table-cell>
          <table:table-cell table:formula="of:=(1500-2*[.AM$1])/[.$B2]" office:value-type="float" office:value="3.3">
            <text:p>3.3</text:p>
          </table:table-cell>
          <table:table-cell table:formula="of:=(1500-2*[.AN$1])/[.$B2]" office:value-type="float" office:value="3.28571428571429">
            <text:p>3.2857142857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 420 / [.A3]" office:value-type="float" office:value="210">
            <text:p>210</text:p>
          </table:table-cell>
          <table:table-cell office:value-type="string">
            <text:p>Columns + Rows:</text:p>
          </table:table-cell>
          <table:table-cell table:formula="of:=(1500-2*[.D$1])/[.$B3]" office:value-type="float" office:value="7.13333333333333">
            <text:p>7.1333333333</text:p>
          </table:table-cell>
          <table:table-cell table:formula="of:=(1500-2*[.E$1])/[.$B3]" office:value-type="float" office:value="7.12380952380952">
            <text:p>7.1238095238</text:p>
          </table:table-cell>
          <table:table-cell table:formula="of:=(1500-2*[.F$1])/[.$B3]" office:value-type="float" office:value="7.11428571428571">
            <text:p>7.1142857143</text:p>
          </table:table-cell>
          <table:table-cell table:formula="of:=(1500-2*[.G$1])/[.$B3]" office:value-type="float" office:value="7.1047619047619">
            <text:p>7.1047619048</text:p>
          </table:table-cell>
          <table:table-cell table:formula="of:=(1500-2*[.H$1])/[.$B3]" office:value-type="float" office:value="7.0952380952381">
            <text:p>7.0952380952</text:p>
          </table:table-cell>
          <table:table-cell table:formula="of:=(1500-2*[.I$1])/[.$B3]" office:value-type="float" office:value="7.08571428571429">
            <text:p>7.0857142857</text:p>
          </table:table-cell>
          <table:table-cell table:formula="of:=(1500-2*[.J$1])/[.$B3]" office:value-type="float" office:value="7.07619047619048">
            <text:p>7.0761904762</text:p>
          </table:table-cell>
          <table:table-cell table:formula="of:=(1500-2*[.K$1])/[.$B3]" office:value-type="float" office:value="7.06666666666667">
            <text:p>7.0666666667</text:p>
          </table:table-cell>
          <table:table-cell table:formula="of:=(1500-2*[.L$1])/[.$B3]" office:value-type="float" office:value="7.05714285714286">
            <text:p>7.0571428571</text:p>
          </table:table-cell>
          <table:table-cell table:formula="of:=(1500-2*[.M$1])/[.$B3]" office:value-type="float" office:value="7.04761904761905">
            <text:p>7.0476190476</text:p>
          </table:table-cell>
          <table:table-cell table:formula="of:=(1500-2*[.N$1])/[.$B3]" office:value-type="float" office:value="7.03809523809524">
            <text:p>7.0380952381</text:p>
          </table:table-cell>
          <table:table-cell table:formula="of:=(1500-2*[.O$1])/[.$B3]" office:value-type="float" office:value="7.02857142857143">
            <text:p>7.0285714286</text:p>
          </table:table-cell>
          <table:table-cell table:formula="of:=(1500-2*[.P$1])/[.$B3]" office:value-type="float" office:value="7.01904761904762">
            <text:p>7.019047619</text:p>
          </table:table-cell>
          <table:table-cell table:formula="of:=(1500-2*[.Q$1])/[.$B3]" office:value-type="float" office:value="7.00952380952381">
            <text:p>7.0095238095</text:p>
          </table:table-cell>
          <table:table-cell table:formula="of:=(1500-2*[.R$1])/[.$B3]" office:value-type="float" office:value="7">
            <text:p>7</text:p>
          </table:table-cell>
          <table:table-cell table:formula="of:=(1500-2*[.S$1])/[.$B3]" office:value-type="float" office:value="6.99047619047619">
            <text:p>6.9904761905</text:p>
          </table:table-cell>
          <table:table-cell table:formula="of:=(1500-2*[.T$1])/[.$B3]" office:value-type="float" office:value="6.98095238095238">
            <text:p>6.980952381</text:p>
          </table:table-cell>
          <table:table-cell table:formula="of:=(1500-2*[.U$1])/[.$B3]" office:value-type="float" office:value="6.97142857142857">
            <text:p>6.9714285714</text:p>
          </table:table-cell>
          <table:table-cell table:formula="of:=(1500-2*[.V$1])/[.$B3]" office:value-type="float" office:value="6.96190476190476">
            <text:p>6.9619047619</text:p>
          </table:table-cell>
          <table:table-cell table:formula="of:=(1500-2*[.W$1])/[.$B3]" office:value-type="float" office:value="6.95238095238095">
            <text:p>6.9523809524</text:p>
          </table:table-cell>
          <table:table-cell table:formula="of:=(1500-2*[.X$1])/[.$B3]" office:value-type="float" office:value="6.94285714285714">
            <text:p>6.9428571429</text:p>
          </table:table-cell>
          <table:table-cell table:formula="of:=(1500-2*[.Y$1])/[.$B3]" office:value-type="float" office:value="6.93333333333333">
            <text:p>6.9333333333</text:p>
          </table:table-cell>
          <table:table-cell table:formula="of:=(1500-2*[.Z$1])/[.$B3]" office:value-type="float" office:value="6.92380952380952">
            <text:p>6.9238095238</text:p>
          </table:table-cell>
          <table:table-cell table:formula="of:=(1500-2*[.AA$1])/[.$B3]" office:value-type="float" office:value="6.91428571428571">
            <text:p>6.9142857143</text:p>
          </table:table-cell>
          <table:table-cell table:formula="of:=(1500-2*[.AB$1])/[.$B3]" office:value-type="float" office:value="6.90476190476191">
            <text:p>6.9047619048</text:p>
          </table:table-cell>
          <table:table-cell table:formula="of:=(1500-2*[.AC$1])/[.$B3]" office:value-type="float" office:value="6.8952380952381">
            <text:p>6.8952380952</text:p>
          </table:table-cell>
          <table:table-cell table:formula="of:=(1500-2*[.AD$1])/[.$B3]" office:value-type="float" office:value="6.88571428571429">
            <text:p>6.8857142857</text:p>
          </table:table-cell>
          <table:table-cell table:formula="of:=(1500-2*[.AE$1])/[.$B3]" office:value-type="float" office:value="6.87619047619048">
            <text:p>6.8761904762</text:p>
          </table:table-cell>
          <table:table-cell table:formula="of:=(1500-2*[.AF$1])/[.$B3]" office:value-type="float" office:value="6.86666666666667">
            <text:p>6.8666666667</text:p>
          </table:table-cell>
          <table:table-cell table:formula="of:=(1500-2*[.AG$1])/[.$B3]" office:value-type="float" office:value="6.85714285714286">
            <text:p>6.8571428571</text:p>
          </table:table-cell>
          <table:table-cell table:formula="of:=(1500-2*[.AH$1])/[.$B3]" office:value-type="float" office:value="6.84761904761905">
            <text:p>6.8476190476</text:p>
          </table:table-cell>
          <table:table-cell table:formula="of:=(1500-2*[.AI$1])/[.$B3]" office:value-type="float" office:value="6.83809523809524">
            <text:p>6.8380952381</text:p>
          </table:table-cell>
          <table:table-cell table:formula="of:=(1500-2*[.AJ$1])/[.$B3]" office:value-type="float" office:value="6.8">
            <text:p>6.8</text:p>
          </table:table-cell>
          <table:table-cell table:formula="of:=(1500-2*[.AK$1])/[.$B3]" office:value-type="float" office:value="6.71428571428571">
            <text:p>6.7142857143</text:p>
          </table:table-cell>
          <table:table-cell table:formula="of:=(1500-2*[.AL$1])/[.$B3]" office:value-type="float" office:value="6.66666666666667">
            <text:p>6.6666666667</text:p>
          </table:table-cell>
          <table:table-cell table:formula="of:=(1500-2*[.AM$1])/[.$B3]" office:value-type="float" office:value="6.6">
            <text:p>6.6</text:p>
          </table:table-cell>
          <table:table-cell table:formula="of:=(1500-2*[.AN$1])/[.$B3]" office:value-type="float" office:value="6.57142857142857">
            <text:p>6.5714285714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 420 / [.A4]" office:value-type="float" office:value="140">
            <text:p>140</text:p>
          </table:table-cell>
          <table:table-cell office:value-type="string">
            <text:p>Columns + Rows:</text:p>
          </table:table-cell>
          <table:table-cell table:formula="of:=(1500-2*[.D$1])/[.$B4]" office:value-type="float" office:value="10.7">
            <text:p>10.7</text:p>
          </table:table-cell>
          <table:table-cell table:formula="of:=(1500-2*[.E$1])/[.$B4]" office:value-type="float" office:value="10.6857142857143">
            <text:p>10.6857142857</text:p>
          </table:table-cell>
          <table:table-cell table:formula="of:=(1500-2*[.F$1])/[.$B4]" office:value-type="float" office:value="10.6714285714286">
            <text:p>10.6714285714</text:p>
          </table:table-cell>
          <table:table-cell table:formula="of:=(1500-2*[.G$1])/[.$B4]" office:value-type="float" office:value="10.6571428571429">
            <text:p>10.6571428571</text:p>
          </table:table-cell>
          <table:table-cell table:formula="of:=(1500-2*[.H$1])/[.$B4]" office:value-type="float" office:value="10.6428571428571">
            <text:p>10.6428571429</text:p>
          </table:table-cell>
          <table:table-cell table:formula="of:=(1500-2*[.I$1])/[.$B4]" office:value-type="float" office:value="10.6285714285714">
            <text:p>10.6285714286</text:p>
          </table:table-cell>
          <table:table-cell table:formula="of:=(1500-2*[.J$1])/[.$B4]" office:value-type="float" office:value="10.6142857142857">
            <text:p>10.6142857143</text:p>
          </table:table-cell>
          <table:table-cell table:formula="of:=(1500-2*[.K$1])/[.$B4]" office:value-type="float" office:value="10.6">
            <text:p>10.6</text:p>
          </table:table-cell>
          <table:table-cell table:formula="of:=(1500-2*[.L$1])/[.$B4]" office:value-type="float" office:value="10.5857142857143">
            <text:p>10.5857142857</text:p>
          </table:table-cell>
          <table:table-cell table:formula="of:=(1500-2*[.M$1])/[.$B4]" office:value-type="float" office:value="10.5714285714286">
            <text:p>10.5714285714</text:p>
          </table:table-cell>
          <table:table-cell table:formula="of:=(1500-2*[.N$1])/[.$B4]" office:value-type="float" office:value="10.5571428571429">
            <text:p>10.5571428571</text:p>
          </table:table-cell>
          <table:table-cell table:formula="of:=(1500-2*[.O$1])/[.$B4]" office:value-type="float" office:value="10.5428571428571">
            <text:p>10.5428571429</text:p>
          </table:table-cell>
          <table:table-cell table:formula="of:=(1500-2*[.P$1])/[.$B4]" office:value-type="float" office:value="10.5285714285714">
            <text:p>10.5285714286</text:p>
          </table:table-cell>
          <table:table-cell table:formula="of:=(1500-2*[.Q$1])/[.$B4]" office:value-type="float" office:value="10.5142857142857">
            <text:p>10.5142857143</text:p>
          </table:table-cell>
          <table:table-cell table:formula="of:=(1500-2*[.R$1])/[.$B4]" office:value-type="float" office:value="10.5">
            <text:p>10.5</text:p>
          </table:table-cell>
          <table:table-cell table:formula="of:=(1500-2*[.S$1])/[.$B4]" office:value-type="float" office:value="10.4857142857143">
            <text:p>10.4857142857</text:p>
          </table:table-cell>
          <table:table-cell table:formula="of:=(1500-2*[.T$1])/[.$B4]" office:value-type="float" office:value="10.4714285714286">
            <text:p>10.4714285714</text:p>
          </table:table-cell>
          <table:table-cell table:formula="of:=(1500-2*[.U$1])/[.$B4]" office:value-type="float" office:value="10.4571428571429">
            <text:p>10.4571428571</text:p>
          </table:table-cell>
          <table:table-cell table:formula="of:=(1500-2*[.V$1])/[.$B4]" office:value-type="float" office:value="10.4428571428571">
            <text:p>10.4428571429</text:p>
          </table:table-cell>
          <table:table-cell table:formula="of:=(1500-2*[.W$1])/[.$B4]" office:value-type="float" office:value="10.4285714285714">
            <text:p>10.4285714286</text:p>
          </table:table-cell>
          <table:table-cell table:formula="of:=(1500-2*[.X$1])/[.$B4]" office:value-type="float" office:value="10.4142857142857">
            <text:p>10.4142857143</text:p>
          </table:table-cell>
          <table:table-cell table:formula="of:=(1500-2*[.Y$1])/[.$B4]" office:value-type="float" office:value="10.4">
            <text:p>10.4</text:p>
          </table:table-cell>
          <table:table-cell table:formula="of:=(1500-2*[.Z$1])/[.$B4]" office:value-type="float" office:value="10.3857142857143">
            <text:p>10.3857142857</text:p>
          </table:table-cell>
          <table:table-cell table:formula="of:=(1500-2*[.AA$1])/[.$B4]" office:value-type="float" office:value="10.3714285714286">
            <text:p>10.3714285714</text:p>
          </table:table-cell>
          <table:table-cell table:formula="of:=(1500-2*[.AB$1])/[.$B4]" office:value-type="float" office:value="10.3571428571429">
            <text:p>10.3571428571</text:p>
          </table:table-cell>
          <table:table-cell table:formula="of:=(1500-2*[.AC$1])/[.$B4]" office:value-type="float" office:value="10.3428571428571">
            <text:p>10.3428571429</text:p>
          </table:table-cell>
          <table:table-cell table:formula="of:=(1500-2*[.AD$1])/[.$B4]" office:value-type="float" office:value="10.3285714285714">
            <text:p>10.3285714286</text:p>
          </table:table-cell>
          <table:table-cell table:formula="of:=(1500-2*[.AE$1])/[.$B4]" office:value-type="float" office:value="10.3142857142857">
            <text:p>10.3142857143</text:p>
          </table:table-cell>
          <table:table-cell table:formula="of:=(1500-2*[.AF$1])/[.$B4]" office:value-type="float" office:value="10.3">
            <text:p>10.3</text:p>
          </table:table-cell>
          <table:table-cell table:formula="of:=(1500-2*[.AG$1])/[.$B4]" office:value-type="float" office:value="10.2857142857143">
            <text:p>10.2857142857</text:p>
          </table:table-cell>
          <table:table-cell table:formula="of:=(1500-2*[.AH$1])/[.$B4]" office:value-type="float" office:value="10.2714285714286">
            <text:p>10.2714285714</text:p>
          </table:table-cell>
          <table:table-cell table:formula="of:=(1500-2*[.AI$1])/[.$B4]" office:value-type="float" office:value="10.2571428571429">
            <text:p>10.2571428571</text:p>
          </table:table-cell>
          <table:table-cell table:formula="of:=(1500-2*[.AJ$1])/[.$B4]" office:value-type="float" office:value="10.2">
            <text:p>10.2</text:p>
          </table:table-cell>
          <table:table-cell table:formula="of:=(1500-2*[.AK$1])/[.$B4]" office:value-type="float" office:value="10.0714285714286">
            <text:p>10.0714285714</text:p>
          </table:table-cell>
          <table:table-cell table:formula="of:=(1500-2*[.AL$1])/[.$B4]" office:value-type="float" office:value="10">
            <text:p>10</text:p>
          </table:table-cell>
          <table:table-cell table:formula="of:=(1500-2*[.AM$1])/[.$B4]" office:value-type="float" office:value="9.9">
            <text:p>9.9</text:p>
          </table:table-cell>
          <table:table-cell table:formula="of:=(1500-2*[.AN$1])/[.$B4]" office:value-type="float" office:value="9.85714285714286">
            <text:p>9.8571428571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 420 / [.A5]" office:value-type="float" office:value="105">
            <text:p>105</text:p>
          </table:table-cell>
          <table:table-cell office:value-type="string">
            <text:p>Columns + Rows:</text:p>
          </table:table-cell>
          <table:table-cell table:formula="of:=(1500-2*[.D$1])/[.$B5]" office:value-type="float" office:value="14.2666666666667">
            <text:p>14.2666666667</text:p>
          </table:table-cell>
          <table:table-cell table:formula="of:=(1500-2*[.E$1])/[.$B5]" office:value-type="float" office:value="14.247619047619">
            <text:p>14.2476190476</text:p>
          </table:table-cell>
          <table:table-cell table:formula="of:=(1500-2*[.F$1])/[.$B5]" office:value-type="float" office:value="14.2285714285714">
            <text:p>14.2285714286</text:p>
          </table:table-cell>
          <table:table-cell table:formula="of:=(1500-2*[.G$1])/[.$B5]" office:value-type="float" office:value="14.2095238095238">
            <text:p>14.2095238095</text:p>
          </table:table-cell>
          <table:table-cell table:formula="of:=(1500-2*[.H$1])/[.$B5]" office:value-type="float" office:value="14.1904761904762">
            <text:p>14.1904761905</text:p>
          </table:table-cell>
          <table:table-cell table:formula="of:=(1500-2*[.I$1])/[.$B5]" office:value-type="float" office:value="14.1714285714286">
            <text:p>14.1714285714</text:p>
          </table:table-cell>
          <table:table-cell table:formula="of:=(1500-2*[.J$1])/[.$B5]" office:value-type="float" office:value="14.152380952381">
            <text:p>14.1523809524</text:p>
          </table:table-cell>
          <table:table-cell table:formula="of:=(1500-2*[.K$1])/[.$B5]" office:value-type="float" office:value="14.1333333333333">
            <text:p>14.1333333333</text:p>
          </table:table-cell>
          <table:table-cell table:formula="of:=(1500-2*[.L$1])/[.$B5]" office:value-type="float" office:value="14.1142857142857">
            <text:p>14.1142857143</text:p>
          </table:table-cell>
          <table:table-cell table:formula="of:=(1500-2*[.M$1])/[.$B5]" office:value-type="float" office:value="14.0952380952381">
            <text:p>14.0952380952</text:p>
          </table:table-cell>
          <table:table-cell table:formula="of:=(1500-2*[.N$1])/[.$B5]" office:value-type="float" office:value="14.0761904761905">
            <text:p>14.0761904762</text:p>
          </table:table-cell>
          <table:table-cell table:formula="of:=(1500-2*[.O$1])/[.$B5]" office:value-type="float" office:value="14.0571428571429">
            <text:p>14.0571428571</text:p>
          </table:table-cell>
          <table:table-cell table:formula="of:=(1500-2*[.P$1])/[.$B5]" office:value-type="float" office:value="14.0380952380952">
            <text:p>14.0380952381</text:p>
          </table:table-cell>
          <table:table-cell table:formula="of:=(1500-2*[.Q$1])/[.$B5]" office:value-type="float" office:value="14.0190476190476">
            <text:p>14.019047619</text:p>
          </table:table-cell>
          <table:table-cell table:formula="of:=(1500-2*[.R$1])/[.$B5]" office:value-type="float" office:value="14">
            <text:p>14</text:p>
          </table:table-cell>
          <table:table-cell table:formula="of:=(1500-2*[.S$1])/[.$B5]" office:value-type="float" office:value="13.9809523809524">
            <text:p>13.980952381</text:p>
          </table:table-cell>
          <table:table-cell table:formula="of:=(1500-2*[.T$1])/[.$B5]" office:value-type="float" office:value="13.9619047619048">
            <text:p>13.9619047619</text:p>
          </table:table-cell>
          <table:table-cell table:formula="of:=(1500-2*[.U$1])/[.$B5]" office:value-type="float" office:value="13.9428571428571">
            <text:p>13.9428571429</text:p>
          </table:table-cell>
          <table:table-cell table:formula="of:=(1500-2*[.V$1])/[.$B5]" office:value-type="float" office:value="13.9238095238095">
            <text:p>13.9238095238</text:p>
          </table:table-cell>
          <table:table-cell table:formula="of:=(1500-2*[.W$1])/[.$B5]" office:value-type="float" office:value="13.9047619047619">
            <text:p>13.9047619048</text:p>
          </table:table-cell>
          <table:table-cell table:formula="of:=(1500-2*[.X$1])/[.$B5]" office:value-type="float" office:value="13.8857142857143">
            <text:p>13.8857142857</text:p>
          </table:table-cell>
          <table:table-cell table:formula="of:=(1500-2*[.Y$1])/[.$B5]" office:value-type="float" office:value="13.8666666666667">
            <text:p>13.8666666667</text:p>
          </table:table-cell>
          <table:table-cell table:formula="of:=(1500-2*[.Z$1])/[.$B5]" office:value-type="float" office:value="13.847619047619">
            <text:p>13.8476190476</text:p>
          </table:table-cell>
          <table:table-cell table:formula="of:=(1500-2*[.AA$1])/[.$B5]" office:value-type="float" office:value="13.8285714285714">
            <text:p>13.8285714286</text:p>
          </table:table-cell>
          <table:table-cell table:formula="of:=(1500-2*[.AB$1])/[.$B5]" office:value-type="float" office:value="13.8095238095238">
            <text:p>13.8095238095</text:p>
          </table:table-cell>
          <table:table-cell table:formula="of:=(1500-2*[.AC$1])/[.$B5]" office:value-type="float" office:value="13.7904761904762">
            <text:p>13.7904761905</text:p>
          </table:table-cell>
          <table:table-cell table:formula="of:=(1500-2*[.AD$1])/[.$B5]" office:value-type="float" office:value="13.7714285714286">
            <text:p>13.7714285714</text:p>
          </table:table-cell>
          <table:table-cell table:formula="of:=(1500-2*[.AE$1])/[.$B5]" office:value-type="float" office:value="13.752380952381">
            <text:p>13.7523809524</text:p>
          </table:table-cell>
          <table:table-cell table:formula="of:=(1500-2*[.AF$1])/[.$B5]" office:value-type="float" office:value="13.7333333333333">
            <text:p>13.7333333333</text:p>
          </table:table-cell>
          <table:table-cell table:formula="of:=(1500-2*[.AG$1])/[.$B5]" office:value-type="float" office:value="13.7142857142857">
            <text:p>13.7142857143</text:p>
          </table:table-cell>
          <table:table-cell table:formula="of:=(1500-2*[.AH$1])/[.$B5]" office:value-type="float" office:value="13.6952380952381">
            <text:p>13.6952380952</text:p>
          </table:table-cell>
          <table:table-cell table:formula="of:=(1500-2*[.AI$1])/[.$B5]" office:value-type="float" office:value="13.6761904761905">
            <text:p>13.6761904762</text:p>
          </table:table-cell>
          <table:table-cell table:formula="of:=(1500-2*[.AJ$1])/[.$B5]" office:value-type="float" office:value="13.6">
            <text:p>13.6</text:p>
          </table:table-cell>
          <table:table-cell table:formula="of:=(1500-2*[.AK$1])/[.$B5]" office:value-type="float" office:value="13.4285714285714">
            <text:p>13.4285714286</text:p>
          </table:table-cell>
          <table:table-cell table:formula="of:=(1500-2*[.AL$1])/[.$B5]" office:value-type="float" office:value="13.3333333333333">
            <text:p>13.3333333333</text:p>
          </table:table-cell>
          <table:table-cell table:formula="of:=(1500-2*[.AM$1])/[.$B5]" office:value-type="float" office:value="13.2">
            <text:p>13.2</text:p>
          </table:table-cell>
          <table:table-cell table:formula="of:=(1500-2*[.AN$1])/[.$B5]" office:value-type="float" office:value="13.1428571428571">
            <text:p>13.1428571429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 420 / [.A6]" office:value-type="float" office:value="84">
            <text:p>84</text:p>
          </table:table-cell>
          <table:table-cell office:value-type="string">
            <text:p>Columns + Rows:</text:p>
          </table:table-cell>
          <table:table-cell table:formula="of:=(1500-2*[.D$1])/[.$B6]" office:value-type="float" office:value="17.8333333333333">
            <text:p>17.8333333333</text:p>
          </table:table-cell>
          <table:table-cell table:formula="of:=(1500-2*[.E$1])/[.$B6]" office:value-type="float" office:value="17.8095238095238">
            <text:p>17.8095238095</text:p>
          </table:table-cell>
          <table:table-cell table:formula="of:=(1500-2*[.F$1])/[.$B6]" office:value-type="float" office:value="17.7857142857143">
            <text:p>17.7857142857</text:p>
          </table:table-cell>
          <table:table-cell table:formula="of:=(1500-2*[.G$1])/[.$B6]" office:value-type="float" office:value="17.7619047619048">
            <text:p>17.7619047619</text:p>
          </table:table-cell>
          <table:table-cell table:formula="of:=(1500-2*[.H$1])/[.$B6]" office:value-type="float" office:value="17.7380952380952">
            <text:p>17.7380952381</text:p>
          </table:table-cell>
          <table:table-cell table:formula="of:=(1500-2*[.I$1])/[.$B6]" office:value-type="float" office:value="17.7142857142857">
            <text:p>17.7142857143</text:p>
          </table:table-cell>
          <table:table-cell table:formula="of:=(1500-2*[.J$1])/[.$B6]" office:value-type="float" office:value="17.6904761904762">
            <text:p>17.6904761905</text:p>
          </table:table-cell>
          <table:table-cell table:formula="of:=(1500-2*[.K$1])/[.$B6]" office:value-type="float" office:value="17.6666666666667">
            <text:p>17.6666666667</text:p>
          </table:table-cell>
          <table:table-cell table:formula="of:=(1500-2*[.L$1])/[.$B6]" office:value-type="float" office:value="17.6428571428571">
            <text:p>17.6428571429</text:p>
          </table:table-cell>
          <table:table-cell table:formula="of:=(1500-2*[.M$1])/[.$B6]" office:value-type="float" office:value="17.6190476190476">
            <text:p>17.619047619</text:p>
          </table:table-cell>
          <table:table-cell table:formula="of:=(1500-2*[.N$1])/[.$B6]" office:value-type="float" office:value="17.5952380952381">
            <text:p>17.5952380952</text:p>
          </table:table-cell>
          <table:table-cell table:formula="of:=(1500-2*[.O$1])/[.$B6]" office:value-type="float" office:value="17.5714285714286">
            <text:p>17.5714285714</text:p>
          </table:table-cell>
          <table:table-cell table:formula="of:=(1500-2*[.P$1])/[.$B6]" office:value-type="float" office:value="17.547619047619">
            <text:p>17.5476190476</text:p>
          </table:table-cell>
          <table:table-cell table:formula="of:=(1500-2*[.Q$1])/[.$B6]" office:value-type="float" office:value="17.5238095238095">
            <text:p>17.5238095238</text:p>
          </table:table-cell>
          <table:table-cell table:formula="of:=(1500-2*[.R$1])/[.$B6]" office:value-type="float" office:value="17.5">
            <text:p>17.5</text:p>
          </table:table-cell>
          <table:table-cell table:formula="of:=(1500-2*[.S$1])/[.$B6]" office:value-type="float" office:value="17.4761904761905">
            <text:p>17.4761904762</text:p>
          </table:table-cell>
          <table:table-cell table:formula="of:=(1500-2*[.T$1])/[.$B6]" office:value-type="float" office:value="17.452380952381">
            <text:p>17.4523809524</text:p>
          </table:table-cell>
          <table:table-cell table:formula="of:=(1500-2*[.U$1])/[.$B6]" office:value-type="float" office:value="17.4285714285714">
            <text:p>17.4285714286</text:p>
          </table:table-cell>
          <table:table-cell table:formula="of:=(1500-2*[.V$1])/[.$B6]" office:value-type="float" office:value="17.4047619047619">
            <text:p>17.4047619048</text:p>
          </table:table-cell>
          <table:table-cell table:formula="of:=(1500-2*[.W$1])/[.$B6]" office:value-type="float" office:value="17.3809523809524">
            <text:p>17.380952381</text:p>
          </table:table-cell>
          <table:table-cell table:formula="of:=(1500-2*[.X$1])/[.$B6]" office:value-type="float" office:value="17.3571428571429">
            <text:p>17.3571428571</text:p>
          </table:table-cell>
          <table:table-cell table:formula="of:=(1500-2*[.Y$1])/[.$B6]" office:value-type="float" office:value="17.3333333333333">
            <text:p>17.3333333333</text:p>
          </table:table-cell>
          <table:table-cell table:formula="of:=(1500-2*[.Z$1])/[.$B6]" office:value-type="float" office:value="17.3095238095238">
            <text:p>17.3095238095</text:p>
          </table:table-cell>
          <table:table-cell table:formula="of:=(1500-2*[.AA$1])/[.$B6]" office:value-type="float" office:value="17.2857142857143">
            <text:p>17.2857142857</text:p>
          </table:table-cell>
          <table:table-cell table:formula="of:=(1500-2*[.AB$1])/[.$B6]" office:value-type="float" office:value="17.2619047619048">
            <text:p>17.2619047619</text:p>
          </table:table-cell>
          <table:table-cell table:formula="of:=(1500-2*[.AC$1])/[.$B6]" office:value-type="float" office:value="17.2380952380952">
            <text:p>17.2380952381</text:p>
          </table:table-cell>
          <table:table-cell table:formula="of:=(1500-2*[.AD$1])/[.$B6]" office:value-type="float" office:value="17.2142857142857">
            <text:p>17.2142857143</text:p>
          </table:table-cell>
          <table:table-cell table:formula="of:=(1500-2*[.AE$1])/[.$B6]" office:value-type="float" office:value="17.1904761904762">
            <text:p>17.1904761905</text:p>
          </table:table-cell>
          <table:table-cell table:formula="of:=(1500-2*[.AF$1])/[.$B6]" office:value-type="float" office:value="17.1666666666667">
            <text:p>17.1666666667</text:p>
          </table:table-cell>
          <table:table-cell table:formula="of:=(1500-2*[.AG$1])/[.$B6]" office:value-type="float" office:value="17.1428571428571">
            <text:p>17.1428571429</text:p>
          </table:table-cell>
          <table:table-cell table:formula="of:=(1500-2*[.AH$1])/[.$B6]" office:value-type="float" office:value="17.1190476190476">
            <text:p>17.119047619</text:p>
          </table:table-cell>
          <table:table-cell table:formula="of:=(1500-2*[.AI$1])/[.$B6]" office:value-type="float" office:value="17.0952380952381">
            <text:p>17.0952380952</text:p>
          </table:table-cell>
          <table:table-cell table:formula="of:=(1500-2*[.AJ$1])/[.$B6]" office:value-type="float" office:value="17">
            <text:p>17</text:p>
          </table:table-cell>
          <table:table-cell table:formula="of:=(1500-2*[.AK$1])/[.$B6]" office:value-type="float" office:value="16.7857142857143">
            <text:p>16.7857142857</text:p>
          </table:table-cell>
          <table:table-cell table:formula="of:=(1500-2*[.AL$1])/[.$B6]" office:value-type="float" office:value="16.6666666666667">
            <text:p>16.6666666667</text:p>
          </table:table-cell>
          <table:table-cell table:formula="of:=(1500-2*[.AM$1])/[.$B6]" office:value-type="float" office:value="16.5">
            <text:p>16.5</text:p>
          </table:table-cell>
          <table:table-cell table:formula="of:=(1500-2*[.AN$1])/[.$B6]" office:value-type="float" office:value="16.4285714285714">
            <text:p>16.4285714286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 420 / [.A7]" office:value-type="float" office:value="70">
            <text:p>70</text:p>
          </table:table-cell>
          <table:table-cell office:value-type="string">
            <text:p>Columns + Rows:</text:p>
          </table:table-cell>
          <table:table-cell table:formula="of:=(1500-2*[.D$1])/[.$B7]" office:value-type="float" office:value="21.4">
            <text:p>21.4</text:p>
          </table:table-cell>
          <table:table-cell table:formula="of:=(1500-2*[.E$1])/[.$B7]" office:value-type="float" office:value="21.3714285714286">
            <text:p>21.3714285714</text:p>
          </table:table-cell>
          <table:table-cell table:formula="of:=(1500-2*[.F$1])/[.$B7]" office:value-type="float" office:value="21.3428571428571">
            <text:p>21.3428571429</text:p>
          </table:table-cell>
          <table:table-cell table:formula="of:=(1500-2*[.G$1])/[.$B7]" office:value-type="float" office:value="21.3142857142857">
            <text:p>21.3142857143</text:p>
          </table:table-cell>
          <table:table-cell table:formula="of:=(1500-2*[.H$1])/[.$B7]" office:value-type="float" office:value="21.2857142857143">
            <text:p>21.2857142857</text:p>
          </table:table-cell>
          <table:table-cell table:formula="of:=(1500-2*[.I$1])/[.$B7]" office:value-type="float" office:value="21.2571428571429">
            <text:p>21.2571428571</text:p>
          </table:table-cell>
          <table:table-cell table:formula="of:=(1500-2*[.J$1])/[.$B7]" office:value-type="float" office:value="21.2285714285714">
            <text:p>21.2285714286</text:p>
          </table:table-cell>
          <table:table-cell table:formula="of:=(1500-2*[.K$1])/[.$B7]" office:value-type="float" office:value="21.2">
            <text:p>21.2</text:p>
          </table:table-cell>
          <table:table-cell table:formula="of:=(1500-2*[.L$1])/[.$B7]" office:value-type="float" office:value="21.1714285714286">
            <text:p>21.1714285714</text:p>
          </table:table-cell>
          <table:table-cell table:formula="of:=(1500-2*[.M$1])/[.$B7]" office:value-type="float" office:value="21.1428571428571">
            <text:p>21.1428571429</text:p>
          </table:table-cell>
          <table:table-cell table:formula="of:=(1500-2*[.N$1])/[.$B7]" office:value-type="float" office:value="21.1142857142857">
            <text:p>21.1142857143</text:p>
          </table:table-cell>
          <table:table-cell table:formula="of:=(1500-2*[.O$1])/[.$B7]" office:value-type="float" office:value="21.0857142857143">
            <text:p>21.0857142857</text:p>
          </table:table-cell>
          <table:table-cell table:formula="of:=(1500-2*[.P$1])/[.$B7]" office:value-type="float" office:value="21.0571428571429">
            <text:p>21.0571428571</text:p>
          </table:table-cell>
          <table:table-cell table:formula="of:=(1500-2*[.Q$1])/[.$B7]" office:value-type="float" office:value="21.0285714285714">
            <text:p>21.0285714286</text:p>
          </table:table-cell>
          <table:table-cell table:formula="of:=(1500-2*[.R$1])/[.$B7]" office:value-type="float" office:value="21">
            <text:p>21</text:p>
          </table:table-cell>
          <table:table-cell table:formula="of:=(1500-2*[.S$1])/[.$B7]" office:value-type="float" office:value="20.9714285714286">
            <text:p>20.9714285714</text:p>
          </table:table-cell>
          <table:table-cell table:formula="of:=(1500-2*[.T$1])/[.$B7]" office:value-type="float" office:value="20.9428571428571">
            <text:p>20.9428571429</text:p>
          </table:table-cell>
          <table:table-cell table:formula="of:=(1500-2*[.U$1])/[.$B7]" office:value-type="float" office:value="20.9142857142857">
            <text:p>20.9142857143</text:p>
          </table:table-cell>
          <table:table-cell table:formula="of:=(1500-2*[.V$1])/[.$B7]" office:value-type="float" office:value="20.8857142857143">
            <text:p>20.8857142857</text:p>
          </table:table-cell>
          <table:table-cell table:formula="of:=(1500-2*[.W$1])/[.$B7]" office:value-type="float" office:value="20.8571428571429">
            <text:p>20.8571428571</text:p>
          </table:table-cell>
          <table:table-cell table:formula="of:=(1500-2*[.X$1])/[.$B7]" office:value-type="float" office:value="20.8285714285714">
            <text:p>20.8285714286</text:p>
          </table:table-cell>
          <table:table-cell table:formula="of:=(1500-2*[.Y$1])/[.$B7]" office:value-type="float" office:value="20.8">
            <text:p>20.8</text:p>
          </table:table-cell>
          <table:table-cell table:formula="of:=(1500-2*[.Z$1])/[.$B7]" office:value-type="float" office:value="20.7714285714286">
            <text:p>20.7714285714</text:p>
          </table:table-cell>
          <table:table-cell table:formula="of:=(1500-2*[.AA$1])/[.$B7]" office:value-type="float" office:value="20.7428571428571">
            <text:p>20.7428571429</text:p>
          </table:table-cell>
          <table:table-cell table:formula="of:=(1500-2*[.AB$1])/[.$B7]" office:value-type="float" office:value="20.7142857142857">
            <text:p>20.7142857143</text:p>
          </table:table-cell>
          <table:table-cell table:formula="of:=(1500-2*[.AC$1])/[.$B7]" office:value-type="float" office:value="20.6857142857143">
            <text:p>20.6857142857</text:p>
          </table:table-cell>
          <table:table-cell table:formula="of:=(1500-2*[.AD$1])/[.$B7]" office:value-type="float" office:value="20.6571428571429">
            <text:p>20.6571428571</text:p>
          </table:table-cell>
          <table:table-cell table:formula="of:=(1500-2*[.AE$1])/[.$B7]" office:value-type="float" office:value="20.6285714285714">
            <text:p>20.6285714286</text:p>
          </table:table-cell>
          <table:table-cell table:formula="of:=(1500-2*[.AF$1])/[.$B7]" office:value-type="float" office:value="20.6">
            <text:p>20.6</text:p>
          </table:table-cell>
          <table:table-cell table:formula="of:=(1500-2*[.AG$1])/[.$B7]" office:value-type="float" office:value="20.5714285714286">
            <text:p>20.5714285714</text:p>
          </table:table-cell>
          <table:table-cell table:formula="of:=(1500-2*[.AH$1])/[.$B7]" office:value-type="float" office:value="20.5428571428571">
            <text:p>20.5428571429</text:p>
          </table:table-cell>
          <table:table-cell table:formula="of:=(1500-2*[.AI$1])/[.$B7]" office:value-type="float" office:value="20.5142857142857">
            <text:p>20.5142857143</text:p>
          </table:table-cell>
          <table:table-cell table:formula="of:=(1500-2*[.AJ$1])/[.$B7]" office:value-type="float" office:value="20.4">
            <text:p>20.4</text:p>
          </table:table-cell>
          <table:table-cell table:formula="of:=(1500-2*[.AK$1])/[.$B7]" office:value-type="float" office:value="20.1428571428571">
            <text:p>20.1428571429</text:p>
          </table:table-cell>
          <table:table-cell table:formula="of:=(1500-2*[.AL$1])/[.$B7]" office:value-type="float" office:value="20">
            <text:p>20</text:p>
          </table:table-cell>
          <table:table-cell table:formula="of:=(1500-2*[.AM$1])/[.$B7]" office:value-type="float" office:value="19.8">
            <text:p>19.8</text:p>
          </table:table-cell>
          <table:table-cell table:formula="of:=(1500-2*[.AN$1])/[.$B7]" office:value-type="float" office:value="19.7142857142857">
            <text:p>19.7142857143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 420 / [.A8]" office:value-type="float" office:value="60">
            <text:p>60</text:p>
          </table:table-cell>
          <table:table-cell office:value-type="string">
            <text:p>Columns + Rows:</text:p>
          </table:table-cell>
          <table:table-cell table:formula="of:=(1500-2*[.D$1])/[.$B8]" office:value-type="float" office:value="24.9666666666667">
            <text:p>24.9666666667</text:p>
          </table:table-cell>
          <table:table-cell table:formula="of:=(1500-2*[.E$1])/[.$B8]" office:value-type="float" office:value="24.9333333333333">
            <text:p>24.9333333333</text:p>
          </table:table-cell>
          <table:table-cell table:formula="of:=(1500-2*[.F$1])/[.$B8]" office:value-type="float" office:value="24.9">
            <text:p>24.9</text:p>
          </table:table-cell>
          <table:table-cell table:formula="of:=(1500-2*[.G$1])/[.$B8]" office:value-type="float" office:value="24.8666666666667">
            <text:p>24.8666666667</text:p>
          </table:table-cell>
          <table:table-cell table:formula="of:=(1500-2*[.H$1])/[.$B8]" office:value-type="float" office:value="24.8333333333333">
            <text:p>24.8333333333</text:p>
          </table:table-cell>
          <table:table-cell table:formula="of:=(1500-2*[.I$1])/[.$B8]" office:value-type="float" office:value="24.8">
            <text:p>24.8</text:p>
          </table:table-cell>
          <table:table-cell table:formula="of:=(1500-2*[.J$1])/[.$B8]" office:value-type="float" office:value="24.7666666666667">
            <text:p>24.7666666667</text:p>
          </table:table-cell>
          <table:table-cell table:formula="of:=(1500-2*[.K$1])/[.$B8]" office:value-type="float" office:value="24.7333333333333">
            <text:p>24.7333333333</text:p>
          </table:table-cell>
          <table:table-cell table:formula="of:=(1500-2*[.L$1])/[.$B8]" office:value-type="float" office:value="24.7">
            <text:p>24.7</text:p>
          </table:table-cell>
          <table:table-cell table:formula="of:=(1500-2*[.M$1])/[.$B8]" office:value-type="float" office:value="24.6666666666667">
            <text:p>24.6666666667</text:p>
          </table:table-cell>
          <table:table-cell table:formula="of:=(1500-2*[.N$1])/[.$B8]" office:value-type="float" office:value="24.6333333333333">
            <text:p>24.6333333333</text:p>
          </table:table-cell>
          <table:table-cell table:formula="of:=(1500-2*[.O$1])/[.$B8]" office:value-type="float" office:value="24.6">
            <text:p>24.6</text:p>
          </table:table-cell>
          <table:table-cell table:formula="of:=(1500-2*[.P$1])/[.$B8]" office:value-type="float" office:value="24.5666666666667">
            <text:p>24.5666666667</text:p>
          </table:table-cell>
          <table:table-cell table:formula="of:=(1500-2*[.Q$1])/[.$B8]" office:value-type="float" office:value="24.5333333333333">
            <text:p>24.5333333333</text:p>
          </table:table-cell>
          <table:table-cell table:formula="of:=(1500-2*[.R$1])/[.$B8]" office:value-type="float" office:value="24.5">
            <text:p>24.5</text:p>
          </table:table-cell>
          <table:table-cell table:formula="of:=(1500-2*[.S$1])/[.$B8]" office:value-type="float" office:value="24.4666666666667">
            <text:p>24.4666666667</text:p>
          </table:table-cell>
          <table:table-cell table:formula="of:=(1500-2*[.T$1])/[.$B8]" office:value-type="float" office:value="24.4333333333333">
            <text:p>24.4333333333</text:p>
          </table:table-cell>
          <table:table-cell table:formula="of:=(1500-2*[.U$1])/[.$B8]" office:value-type="float" office:value="24.4">
            <text:p>24.4</text:p>
          </table:table-cell>
          <table:table-cell table:formula="of:=(1500-2*[.V$1])/[.$B8]" office:value-type="float" office:value="24.3666666666667">
            <text:p>24.3666666667</text:p>
          </table:table-cell>
          <table:table-cell table:formula="of:=(1500-2*[.W$1])/[.$B8]" office:value-type="float" office:value="24.3333333333333">
            <text:p>24.3333333333</text:p>
          </table:table-cell>
          <table:table-cell table:formula="of:=(1500-2*[.X$1])/[.$B8]" office:value-type="float" office:value="24.3">
            <text:p>24.3</text:p>
          </table:table-cell>
          <table:table-cell table:formula="of:=(1500-2*[.Y$1])/[.$B8]" office:value-type="float" office:value="24.2666666666667">
            <text:p>24.2666666667</text:p>
          </table:table-cell>
          <table:table-cell table:formula="of:=(1500-2*[.Z$1])/[.$B8]" office:value-type="float" office:value="24.2333333333333">
            <text:p>24.2333333333</text:p>
          </table:table-cell>
          <table:table-cell table:formula="of:=(1500-2*[.AA$1])/[.$B8]" office:value-type="float" office:value="24.2">
            <text:p>24.2</text:p>
          </table:table-cell>
          <table:table-cell table:formula="of:=(1500-2*[.AB$1])/[.$B8]" office:value-type="float" office:value="24.1666666666667">
            <text:p>24.1666666667</text:p>
          </table:table-cell>
          <table:table-cell table:formula="of:=(1500-2*[.AC$1])/[.$B8]" office:value-type="float" office:value="24.1333333333333">
            <text:p>24.1333333333</text:p>
          </table:table-cell>
          <table:table-cell table:formula="of:=(1500-2*[.AD$1])/[.$B8]" office:value-type="float" office:value="24.1">
            <text:p>24.1</text:p>
          </table:table-cell>
          <table:table-cell table:formula="of:=(1500-2*[.AE$1])/[.$B8]" office:value-type="float" office:value="24.0666666666667">
            <text:p>24.0666666667</text:p>
          </table:table-cell>
          <table:table-cell table:formula="of:=(1500-2*[.AF$1])/[.$B8]" office:value-type="float" office:value="24.0333333333333">
            <text:p>24.0333333333</text:p>
          </table:table-cell>
          <table:table-cell table:formula="of:=(1500-2*[.AG$1])/[.$B8]" office:value-type="float" office:value="24">
            <text:p>24</text:p>
          </table:table-cell>
          <table:table-cell table:formula="of:=(1500-2*[.AH$1])/[.$B8]" office:value-type="float" office:value="23.9666666666667">
            <text:p>23.9666666667</text:p>
          </table:table-cell>
          <table:table-cell table:formula="of:=(1500-2*[.AI$1])/[.$B8]" office:value-type="float" office:value="23.9333333333333">
            <text:p>23.9333333333</text:p>
          </table:table-cell>
          <table:table-cell table:formula="of:=(1500-2*[.AJ$1])/[.$B8]" office:value-type="float" office:value="23.8">
            <text:p>23.8</text:p>
          </table:table-cell>
          <table:table-cell table:formula="of:=(1500-2*[.AK$1])/[.$B8]" office:value-type="float" office:value="23.5">
            <text:p>23.5</text:p>
          </table:table-cell>
          <table:table-cell table:formula="of:=(1500-2*[.AL$1])/[.$B8]" office:value-type="float" office:value="23.3333333333333">
            <text:p>23.3333333333</text:p>
          </table:table-cell>
          <table:table-cell table:formula="of:=(1500-2*[.AM$1])/[.$B8]" office:value-type="float" office:value="23.1">
            <text:p>23.1</text:p>
          </table:table-cell>
          <table:table-cell table:formula="of:=(1500-2*[.AN$1])/[.$B8]" office:value-type="float" office:value="23">
            <text:p>23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formula="of:= 420 / [.A9]" office:value-type="float" office:value="52.5">
            <text:p>52.5</text:p>
          </table:table-cell>
          <table:table-cell office:value-type="string">
            <text:p>Columns + Rows:</text:p>
          </table:table-cell>
          <table:table-cell table:formula="of:=(1500-2*[.D$1])/[.$B9]" office:value-type="float" office:value="28.5333333333333">
            <text:p>28.5333333333</text:p>
          </table:table-cell>
          <table:table-cell table:formula="of:=(1500-2*[.E$1])/[.$B9]" office:value-type="float" office:value="28.4952380952381">
            <text:p>28.4952380952</text:p>
          </table:table-cell>
          <table:table-cell table:formula="of:=(1500-2*[.F$1])/[.$B9]" office:value-type="float" office:value="28.4571428571429">
            <text:p>28.4571428571</text:p>
          </table:table-cell>
          <table:table-cell table:formula="of:=(1500-2*[.G$1])/[.$B9]" office:value-type="float" office:value="28.4190476190476">
            <text:p>28.419047619</text:p>
          </table:table-cell>
          <table:table-cell table:formula="of:=(1500-2*[.H$1])/[.$B9]" office:value-type="float" office:value="28.3809523809524">
            <text:p>28.380952381</text:p>
          </table:table-cell>
          <table:table-cell table:formula="of:=(1500-2*[.I$1])/[.$B9]" office:value-type="float" office:value="28.3428571428571">
            <text:p>28.3428571429</text:p>
          </table:table-cell>
          <table:table-cell table:formula="of:=(1500-2*[.J$1])/[.$B9]" office:value-type="float" office:value="28.3047619047619">
            <text:p>28.3047619048</text:p>
          </table:table-cell>
          <table:table-cell table:formula="of:=(1500-2*[.K$1])/[.$B9]" office:value-type="float" office:value="28.2666666666667">
            <text:p>28.2666666667</text:p>
          </table:table-cell>
          <table:table-cell table:formula="of:=(1500-2*[.L$1])/[.$B9]" office:value-type="float" office:value="28.2285714285714">
            <text:p>28.2285714286</text:p>
          </table:table-cell>
          <table:table-cell table:formula="of:=(1500-2*[.M$1])/[.$B9]" office:value-type="float" office:value="28.1904761904762">
            <text:p>28.1904761905</text:p>
          </table:table-cell>
          <table:table-cell table:formula="of:=(1500-2*[.N$1])/[.$B9]" office:value-type="float" office:value="28.1523809523809">
            <text:p>28.1523809524</text:p>
          </table:table-cell>
          <table:table-cell table:formula="of:=(1500-2*[.O$1])/[.$B9]" office:value-type="float" office:value="28.1142857142857">
            <text:p>28.1142857143</text:p>
          </table:table-cell>
          <table:table-cell table:formula="of:=(1500-2*[.P$1])/[.$B9]" office:value-type="float" office:value="28.0761904761905">
            <text:p>28.0761904762</text:p>
          </table:table-cell>
          <table:table-cell table:formula="of:=(1500-2*[.Q$1])/[.$B9]" office:value-type="float" office:value="28.0380952380952">
            <text:p>28.0380952381</text:p>
          </table:table-cell>
          <table:table-cell table:formula="of:=(1500-2*[.R$1])/[.$B9]" office:value-type="float" office:value="28">
            <text:p>28</text:p>
          </table:table-cell>
          <table:table-cell table:formula="of:=(1500-2*[.S$1])/[.$B9]" office:value-type="float" office:value="27.9619047619048">
            <text:p>27.9619047619</text:p>
          </table:table-cell>
          <table:table-cell table:formula="of:=(1500-2*[.T$1])/[.$B9]" office:value-type="float" office:value="27.9238095238095">
            <text:p>27.9238095238</text:p>
          </table:table-cell>
          <table:table-cell table:formula="of:=(1500-2*[.U$1])/[.$B9]" office:value-type="float" office:value="27.8857142857143">
            <text:p>27.8857142857</text:p>
          </table:table-cell>
          <table:table-cell table:formula="of:=(1500-2*[.V$1])/[.$B9]" office:value-type="float" office:value="27.847619047619">
            <text:p>27.8476190476</text:p>
          </table:table-cell>
          <table:table-cell table:formula="of:=(1500-2*[.W$1])/[.$B9]" office:value-type="float" office:value="27.8095238095238">
            <text:p>27.8095238095</text:p>
          </table:table-cell>
          <table:table-cell table:formula="of:=(1500-2*[.X$1])/[.$B9]" office:value-type="float" office:value="27.7714285714286">
            <text:p>27.7714285714</text:p>
          </table:table-cell>
          <table:table-cell table:formula="of:=(1500-2*[.Y$1])/[.$B9]" office:value-type="float" office:value="27.7333333333333">
            <text:p>27.7333333333</text:p>
          </table:table-cell>
          <table:table-cell table:formula="of:=(1500-2*[.Z$1])/[.$B9]" office:value-type="float" office:value="27.6952380952381">
            <text:p>27.6952380952</text:p>
          </table:table-cell>
          <table:table-cell table:formula="of:=(1500-2*[.AA$1])/[.$B9]" office:value-type="float" office:value="27.6571428571429">
            <text:p>27.6571428571</text:p>
          </table:table-cell>
          <table:table-cell table:formula="of:=(1500-2*[.AB$1])/[.$B9]" office:value-type="float" office:value="27.6190476190476">
            <text:p>27.619047619</text:p>
          </table:table-cell>
          <table:table-cell table:formula="of:=(1500-2*[.AC$1])/[.$B9]" office:value-type="float" office:value="27.5809523809524">
            <text:p>27.580952381</text:p>
          </table:table-cell>
          <table:table-cell table:formula="of:=(1500-2*[.AD$1])/[.$B9]" office:value-type="float" office:value="27.5428571428571">
            <text:p>27.5428571429</text:p>
          </table:table-cell>
          <table:table-cell table:formula="of:=(1500-2*[.AE$1])/[.$B9]" office:value-type="float" office:value="27.5047619047619">
            <text:p>27.5047619048</text:p>
          </table:table-cell>
          <table:table-cell table:formula="of:=(1500-2*[.AF$1])/[.$B9]" office:value-type="float" office:value="27.4666666666667">
            <text:p>27.4666666667</text:p>
          </table:table-cell>
          <table:table-cell table:formula="of:=(1500-2*[.AG$1])/[.$B9]" office:value-type="float" office:value="27.4285714285714">
            <text:p>27.4285714286</text:p>
          </table:table-cell>
          <table:table-cell table:formula="of:=(1500-2*[.AH$1])/[.$B9]" office:value-type="float" office:value="27.3904761904762">
            <text:p>27.3904761905</text:p>
          </table:table-cell>
          <table:table-cell table:formula="of:=(1500-2*[.AI$1])/[.$B9]" office:value-type="float" office:value="27.3523809523809">
            <text:p>27.3523809524</text:p>
          </table:table-cell>
          <table:table-cell table:formula="of:=(1500-2*[.AJ$1])/[.$B9]" office:value-type="float" office:value="27.2">
            <text:p>27.2</text:p>
          </table:table-cell>
          <table:table-cell table:formula="of:=(1500-2*[.AK$1])/[.$B9]" office:value-type="float" office:value="26.8571428571429">
            <text:p>26.8571428571</text:p>
          </table:table-cell>
          <table:table-cell table:formula="of:=(1500-2*[.AL$1])/[.$B9]" office:value-type="float" office:value="26.6666666666667">
            <text:p>26.6666666667</text:p>
          </table:table-cell>
          <table:table-cell table:formula="of:=(1500-2*[.AM$1])/[.$B9]" office:value-type="float" office:value="26.4">
            <text:p>26.4</text:p>
          </table:table-cell>
          <table:table-cell table:formula="of:=(1500-2*[.AN$1])/[.$B9]" office:value-type="float" office:value="26.2857142857143">
            <text:p>26.2857142857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formula="of:= 420 / [.A10]" office:value-type="float" office:value="46.6666666666667">
            <text:p>46.6666666667</text:p>
          </table:table-cell>
          <table:table-cell office:value-type="string">
            <text:p>Columns + Rows:</text:p>
          </table:table-cell>
          <table:table-cell table:formula="of:=(1500-2*[.D$1])/[.$B10]" office:value-type="float" office:value="32.1">
            <text:p>32.1</text:p>
          </table:table-cell>
          <table:table-cell table:formula="of:=(1500-2*[.E$1])/[.$B10]" office:value-type="float" office:value="32.0571428571429">
            <text:p>32.0571428571</text:p>
          </table:table-cell>
          <table:table-cell table:formula="of:=(1500-2*[.F$1])/[.$B10]" office:value-type="float" office:value="32.0142857142857">
            <text:p>32.0142857143</text:p>
          </table:table-cell>
          <table:table-cell table:formula="of:=(1500-2*[.G$1])/[.$B10]" office:value-type="float" office:value="31.9714285714286">
            <text:p>31.9714285714</text:p>
          </table:table-cell>
          <table:table-cell table:formula="of:=(1500-2*[.H$1])/[.$B10]" office:value-type="float" office:value="31.9285714285714">
            <text:p>31.9285714286</text:p>
          </table:table-cell>
          <table:table-cell table:formula="of:=(1500-2*[.I$1])/[.$B10]" office:value-type="float" office:value="31.8857142857143">
            <text:p>31.8857142857</text:p>
          </table:table-cell>
          <table:table-cell table:formula="of:=(1500-2*[.J$1])/[.$B10]" office:value-type="float" office:value="31.8428571428571">
            <text:p>31.8428571429</text:p>
          </table:table-cell>
          <table:table-cell table:formula="of:=(1500-2*[.K$1])/[.$B10]" office:value-type="float" office:value="31.8">
            <text:p>31.8</text:p>
          </table:table-cell>
          <table:table-cell table:formula="of:=(1500-2*[.L$1])/[.$B10]" office:value-type="float" office:value="31.7571428571429">
            <text:p>31.7571428571</text:p>
          </table:table-cell>
          <table:table-cell table:formula="of:=(1500-2*[.M$1])/[.$B10]" office:value-type="float" office:value="31.7142857142857">
            <text:p>31.7142857143</text:p>
          </table:table-cell>
          <table:table-cell table:formula="of:=(1500-2*[.N$1])/[.$B10]" office:value-type="float" office:value="31.6714285714286">
            <text:p>31.6714285714</text:p>
          </table:table-cell>
          <table:table-cell table:formula="of:=(1500-2*[.O$1])/[.$B10]" office:value-type="float" office:value="31.6285714285714">
            <text:p>31.6285714286</text:p>
          </table:table-cell>
          <table:table-cell table:formula="of:=(1500-2*[.P$1])/[.$B10]" office:value-type="float" office:value="31.5857142857143">
            <text:p>31.5857142857</text:p>
          </table:table-cell>
          <table:table-cell table:formula="of:=(1500-2*[.Q$1])/[.$B10]" office:value-type="float" office:value="31.5428571428571">
            <text:p>31.5428571429</text:p>
          </table:table-cell>
          <table:table-cell table:formula="of:=(1500-2*[.R$1])/[.$B10]" office:value-type="float" office:value="31.5">
            <text:p>31.5</text:p>
          </table:table-cell>
          <table:table-cell table:formula="of:=(1500-2*[.S$1])/[.$B10]" office:value-type="float" office:value="31.4571428571429">
            <text:p>31.4571428571</text:p>
          </table:table-cell>
          <table:table-cell table:formula="of:=(1500-2*[.T$1])/[.$B10]" office:value-type="float" office:value="31.4142857142857">
            <text:p>31.4142857143</text:p>
          </table:table-cell>
          <table:table-cell table:formula="of:=(1500-2*[.U$1])/[.$B10]" office:value-type="float" office:value="31.3714285714286">
            <text:p>31.3714285714</text:p>
          </table:table-cell>
          <table:table-cell table:formula="of:=(1500-2*[.V$1])/[.$B10]" office:value-type="float" office:value="31.3285714285714">
            <text:p>31.3285714286</text:p>
          </table:table-cell>
          <table:table-cell table:formula="of:=(1500-2*[.W$1])/[.$B10]" office:value-type="float" office:value="31.2857142857143">
            <text:p>31.2857142857</text:p>
          </table:table-cell>
          <table:table-cell table:formula="of:=(1500-2*[.X$1])/[.$B10]" office:value-type="float" office:value="31.2428571428571">
            <text:p>31.2428571429</text:p>
          </table:table-cell>
          <table:table-cell table:formula="of:=(1500-2*[.Y$1])/[.$B10]" office:value-type="float" office:value="31.2">
            <text:p>31.2</text:p>
          </table:table-cell>
          <table:table-cell table:formula="of:=(1500-2*[.Z$1])/[.$B10]" office:value-type="float" office:value="31.1571428571429">
            <text:p>31.1571428571</text:p>
          </table:table-cell>
          <table:table-cell table:formula="of:=(1500-2*[.AA$1])/[.$B10]" office:value-type="float" office:value="31.1142857142857">
            <text:p>31.1142857143</text:p>
          </table:table-cell>
          <table:table-cell table:formula="of:=(1500-2*[.AB$1])/[.$B10]" office:value-type="float" office:value="31.0714285714286">
            <text:p>31.0714285714</text:p>
          </table:table-cell>
          <table:table-cell table:formula="of:=(1500-2*[.AC$1])/[.$B10]" office:value-type="float" office:value="31.0285714285714">
            <text:p>31.0285714286</text:p>
          </table:table-cell>
          <table:table-cell table:formula="of:=(1500-2*[.AD$1])/[.$B10]" office:value-type="float" office:value="30.9857142857143">
            <text:p>30.9857142857</text:p>
          </table:table-cell>
          <table:table-cell table:formula="of:=(1500-2*[.AE$1])/[.$B10]" office:value-type="float" office:value="30.9428571428571">
            <text:p>30.9428571429</text:p>
          </table:table-cell>
          <table:table-cell table:formula="of:=(1500-2*[.AF$1])/[.$B10]" office:value-type="float" office:value="30.9">
            <text:p>30.9</text:p>
          </table:table-cell>
          <table:table-cell table:formula="of:=(1500-2*[.AG$1])/[.$B10]" office:value-type="float" office:value="30.8571428571429">
            <text:p>30.8571428571</text:p>
          </table:table-cell>
          <table:table-cell table:formula="of:=(1500-2*[.AH$1])/[.$B10]" office:value-type="float" office:value="30.8142857142857">
            <text:p>30.8142857143</text:p>
          </table:table-cell>
          <table:table-cell table:formula="of:=(1500-2*[.AI$1])/[.$B10]" office:value-type="float" office:value="30.7714285714286">
            <text:p>30.7714285714</text:p>
          </table:table-cell>
          <table:table-cell table:formula="of:=(1500-2*[.AJ$1])/[.$B10]" office:value-type="float" office:value="30.6">
            <text:p>30.6</text:p>
          </table:table-cell>
          <table:table-cell table:formula="of:=(1500-2*[.AK$1])/[.$B10]" office:value-type="float" office:value="30.2142857142857">
            <text:p>30.2142857143</text:p>
          </table:table-cell>
          <table:table-cell table:formula="of:=(1500-2*[.AL$1])/[.$B10]" office:value-type="float" office:value="30">
            <text:p>30</text:p>
          </table:table-cell>
          <table:table-cell table:formula="of:=(1500-2*[.AM$1])/[.$B10]" office:value-type="float" office:value="29.7">
            <text:p>29.7</text:p>
          </table:table-cell>
          <table:table-cell table:formula="of:=(1500-2*[.AN$1])/[.$B10]" office:value-type="float" office:value="29.5714285714286">
            <text:p>29.571428571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 420 / [.A11]" office:value-type="float" office:value="42">
            <text:p>42</text:p>
          </table:table-cell>
          <table:table-cell office:value-type="string">
            <text:p>Columns + Rows:</text:p>
          </table:table-cell>
          <table:table-cell table:formula="of:=(1500-2*[.D$1])/[.$B11]" office:value-type="float" office:value="35.6666666666667">
            <text:p>35.6666666667</text:p>
          </table:table-cell>
          <table:table-cell table:formula="of:=(1500-2*[.E$1])/[.$B11]" office:value-type="float" office:value="35.6190476190476">
            <text:p>35.619047619</text:p>
          </table:table-cell>
          <table:table-cell table:formula="of:=(1500-2*[.F$1])/[.$B11]" office:value-type="float" office:value="35.5714285714286">
            <text:p>35.5714285714</text:p>
          </table:table-cell>
          <table:table-cell table:formula="of:=(1500-2*[.G$1])/[.$B11]" office:value-type="float" office:value="35.5238095238095">
            <text:p>35.5238095238</text:p>
          </table:table-cell>
          <table:table-cell table:formula="of:=(1500-2*[.H$1])/[.$B11]" office:value-type="float" office:value="35.4761904761905">
            <text:p>35.4761904762</text:p>
          </table:table-cell>
          <table:table-cell table:formula="of:=(1500-2*[.I$1])/[.$B11]" office:value-type="float" office:value="35.4285714285714">
            <text:p>35.4285714286</text:p>
          </table:table-cell>
          <table:table-cell table:formula="of:=(1500-2*[.J$1])/[.$B11]" office:value-type="float" office:value="35.3809523809524">
            <text:p>35.380952381</text:p>
          </table:table-cell>
          <table:table-cell table:formula="of:=(1500-2*[.K$1])/[.$B11]" office:value-type="float" office:value="35.3333333333333">
            <text:p>35.3333333333</text:p>
          </table:table-cell>
          <table:table-cell table:formula="of:=(1500-2*[.L$1])/[.$B11]" office:value-type="float" office:value="35.2857142857143">
            <text:p>35.2857142857</text:p>
          </table:table-cell>
          <table:table-cell table:formula="of:=(1500-2*[.M$1])/[.$B11]" office:value-type="float" office:value="35.2380952380952">
            <text:p>35.2380952381</text:p>
          </table:table-cell>
          <table:table-cell table:formula="of:=(1500-2*[.N$1])/[.$B11]" office:value-type="float" office:value="35.1904761904762">
            <text:p>35.1904761905</text:p>
          </table:table-cell>
          <table:table-cell table:formula="of:=(1500-2*[.O$1])/[.$B11]" office:value-type="float" office:value="35.1428571428571">
            <text:p>35.1428571429</text:p>
          </table:table-cell>
          <table:table-cell table:formula="of:=(1500-2*[.P$1])/[.$B11]" office:value-type="float" office:value="35.0952380952381">
            <text:p>35.0952380952</text:p>
          </table:table-cell>
          <table:table-cell table:formula="of:=(1500-2*[.Q$1])/[.$B11]" office:value-type="float" office:value="35.0476190476191">
            <text:p>35.0476190476</text:p>
          </table:table-cell>
          <table:table-cell table:formula="of:=(1500-2*[.R$1])/[.$B11]" office:value-type="float" office:value="35">
            <text:p>35</text:p>
          </table:table-cell>
          <table:table-cell table:formula="of:=(1500-2*[.S$1])/[.$B11]" office:value-type="float" office:value="34.9523809523809">
            <text:p>34.9523809524</text:p>
          </table:table-cell>
          <table:table-cell table:formula="of:=(1500-2*[.T$1])/[.$B11]" office:value-type="float" office:value="34.9047619047619">
            <text:p>34.9047619048</text:p>
          </table:table-cell>
          <table:table-cell table:formula="of:=(1500-2*[.U$1])/[.$B11]" office:value-type="float" office:value="34.8571428571429">
            <text:p>34.8571428571</text:p>
          </table:table-cell>
          <table:table-cell table:formula="of:=(1500-2*[.V$1])/[.$B11]" office:value-type="float" office:value="34.8095238095238">
            <text:p>34.8095238095</text:p>
          </table:table-cell>
          <table:table-cell table:formula="of:=(1500-2*[.W$1])/[.$B11]" office:value-type="float" office:value="34.7619047619048">
            <text:p>34.7619047619</text:p>
          </table:table-cell>
          <table:table-cell table:formula="of:=(1500-2*[.X$1])/[.$B11]" office:value-type="float" office:value="34.7142857142857">
            <text:p>34.7142857143</text:p>
          </table:table-cell>
          <table:table-cell table:formula="of:=(1500-2*[.Y$1])/[.$B11]" office:value-type="float" office:value="34.6666666666667">
            <text:p>34.6666666667</text:p>
          </table:table-cell>
          <table:table-cell table:formula="of:=(1500-2*[.Z$1])/[.$B11]" office:value-type="float" office:value="34.6190476190476">
            <text:p>34.619047619</text:p>
          </table:table-cell>
          <table:table-cell table:formula="of:=(1500-2*[.AA$1])/[.$B11]" office:value-type="float" office:value="34.5714285714286">
            <text:p>34.5714285714</text:p>
          </table:table-cell>
          <table:table-cell table:formula="of:=(1500-2*[.AB$1])/[.$B11]" office:value-type="float" office:value="34.5238095238095">
            <text:p>34.5238095238</text:p>
          </table:table-cell>
          <table:table-cell table:formula="of:=(1500-2*[.AC$1])/[.$B11]" office:value-type="float" office:value="34.4761904761905">
            <text:p>34.4761904762</text:p>
          </table:table-cell>
          <table:table-cell table:formula="of:=(1500-2*[.AD$1])/[.$B11]" office:value-type="float" office:value="34.4285714285714">
            <text:p>34.4285714286</text:p>
          </table:table-cell>
          <table:table-cell table:formula="of:=(1500-2*[.AE$1])/[.$B11]" office:value-type="float" office:value="34.3809523809524">
            <text:p>34.380952381</text:p>
          </table:table-cell>
          <table:table-cell table:formula="of:=(1500-2*[.AF$1])/[.$B11]" office:value-type="float" office:value="34.3333333333333">
            <text:p>34.3333333333</text:p>
          </table:table-cell>
          <table:table-cell table:formula="of:=(1500-2*[.AG$1])/[.$B11]" office:value-type="float" office:value="34.2857142857143">
            <text:p>34.2857142857</text:p>
          </table:table-cell>
          <table:table-cell table:formula="of:=(1500-2*[.AH$1])/[.$B11]" office:value-type="float" office:value="34.2380952380952">
            <text:p>34.2380952381</text:p>
          </table:table-cell>
          <table:table-cell table:formula="of:=(1500-2*[.AI$1])/[.$B11]" office:value-type="float" office:value="34.1904761904762">
            <text:p>34.1904761905</text:p>
          </table:table-cell>
          <table:table-cell table:formula="of:=(1500-2*[.AJ$1])/[.$B11]" office:value-type="float" office:value="34">
            <text:p>34</text:p>
          </table:table-cell>
          <table:table-cell table:formula="of:=(1500-2*[.AK$1])/[.$B11]" office:value-type="float" office:value="33.5714285714286">
            <text:p>33.5714285714</text:p>
          </table:table-cell>
          <table:table-cell table:formula="of:=(1500-2*[.AL$1])/[.$B11]" office:value-type="float" office:value="33.3333333333333">
            <text:p>33.3333333333</text:p>
          </table:table-cell>
          <table:table-cell table:formula="of:=(1500-2*[.AM$1])/[.$B11]" office:value-type="float" office:value="33">
            <text:p>33</text:p>
          </table:table-cell>
          <table:table-cell table:formula="of:=(1500-2*[.AN$1])/[.$B11]" office:value-type="float" office:value="32.8571428571429">
            <text:p>32.8571428571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formula="of:= 420 / [.A12]" office:value-type="float" office:value="38.1818181818182">
            <text:p>38.1818181818</text:p>
          </table:table-cell>
          <table:table-cell office:value-type="string">
            <text:p>Columns + Rows:</text:p>
          </table:table-cell>
          <table:table-cell table:formula="of:=(1500-2*[.D$1])/[.$B12]" office:value-type="float" office:value="39.2333333333333">
            <text:p>39.2333333333</text:p>
          </table:table-cell>
          <table:table-cell table:formula="of:=(1500-2*[.E$1])/[.$B12]" office:value-type="float" office:value="39.1809523809524">
            <text:p>39.180952381</text:p>
          </table:table-cell>
          <table:table-cell table:formula="of:=(1500-2*[.F$1])/[.$B12]" office:value-type="float" office:value="39.1285714285714">
            <text:p>39.1285714286</text:p>
          </table:table-cell>
          <table:table-cell table:formula="of:=(1500-2*[.G$1])/[.$B12]" office:value-type="float" office:value="39.0761904761905">
            <text:p>39.0761904762</text:p>
          </table:table-cell>
          <table:table-cell table:formula="of:=(1500-2*[.H$1])/[.$B12]" office:value-type="float" office:value="39.0238095238095">
            <text:p>39.0238095238</text:p>
          </table:table-cell>
          <table:table-cell table:formula="of:=(1500-2*[.I$1])/[.$B12]" office:value-type="float" office:value="38.9714285714286">
            <text:p>38.9714285714</text:p>
          </table:table-cell>
          <table:table-cell table:formula="of:=(1500-2*[.J$1])/[.$B12]" office:value-type="float" office:value="38.9190476190476">
            <text:p>38.919047619</text:p>
          </table:table-cell>
          <table:table-cell table:formula="of:=(1500-2*[.K$1])/[.$B12]" office:value-type="float" office:value="38.8666666666667">
            <text:p>38.8666666667</text:p>
          </table:table-cell>
          <table:table-cell table:formula="of:=(1500-2*[.L$1])/[.$B12]" office:value-type="float" office:value="38.8142857142857">
            <text:p>38.8142857143</text:p>
          </table:table-cell>
          <table:table-cell table:formula="of:=(1500-2*[.M$1])/[.$B12]" office:value-type="float" office:value="38.7619047619048">
            <text:p>38.7619047619</text:p>
          </table:table-cell>
          <table:table-cell table:formula="of:=(1500-2*[.N$1])/[.$B12]" office:value-type="float" office:value="38.7095238095238">
            <text:p>38.7095238095</text:p>
          </table:table-cell>
          <table:table-cell table:formula="of:=(1500-2*[.O$1])/[.$B12]" office:value-type="float" office:value="38.6571428571429">
            <text:p>38.6571428571</text:p>
          </table:table-cell>
          <table:table-cell table:formula="of:=(1500-2*[.P$1])/[.$B12]" office:value-type="float" office:value="38.6047619047619">
            <text:p>38.6047619048</text:p>
          </table:table-cell>
          <table:table-cell table:formula="of:=(1500-2*[.Q$1])/[.$B12]" office:value-type="float" office:value="38.552380952381">
            <text:p>38.5523809524</text:p>
          </table:table-cell>
          <table:table-cell table:formula="of:=(1500-2*[.R$1])/[.$B12]" office:value-type="float" office:value="38.5">
            <text:p>38.5</text:p>
          </table:table-cell>
          <table:table-cell table:formula="of:=(1500-2*[.S$1])/[.$B12]" office:value-type="float" office:value="38.447619047619">
            <text:p>38.4476190476</text:p>
          </table:table-cell>
          <table:table-cell table:formula="of:=(1500-2*[.T$1])/[.$B12]" office:value-type="float" office:value="38.3952380952381">
            <text:p>38.3952380952</text:p>
          </table:table-cell>
          <table:table-cell table:formula="of:=(1500-2*[.U$1])/[.$B12]" office:value-type="float" office:value="38.3428571428571">
            <text:p>38.3428571429</text:p>
          </table:table-cell>
          <table:table-cell table:formula="of:=(1500-2*[.V$1])/[.$B12]" office:value-type="float" office:value="38.2904761904762">
            <text:p>38.2904761905</text:p>
          </table:table-cell>
          <table:table-cell table:formula="of:=(1500-2*[.W$1])/[.$B12]" office:value-type="float" office:value="38.2380952380952">
            <text:p>38.2380952381</text:p>
          </table:table-cell>
          <table:table-cell table:formula="of:=(1500-2*[.X$1])/[.$B12]" office:value-type="float" office:value="38.1857142857143">
            <text:p>38.1857142857</text:p>
          </table:table-cell>
          <table:table-cell table:formula="of:=(1500-2*[.Y$1])/[.$B12]" office:value-type="float" office:value="38.1333333333333">
            <text:p>38.1333333333</text:p>
          </table:table-cell>
          <table:table-cell table:formula="of:=(1500-2*[.Z$1])/[.$B12]" office:value-type="float" office:value="38.0809523809524">
            <text:p>38.080952381</text:p>
          </table:table-cell>
          <table:table-cell table:formula="of:=(1500-2*[.AA$1])/[.$B12]" office:value-type="float" office:value="38.0285714285714">
            <text:p>38.0285714286</text:p>
          </table:table-cell>
          <table:table-cell table:formula="of:=(1500-2*[.AB$1])/[.$B12]" office:value-type="float" office:value="37.9761904761905">
            <text:p>37.9761904762</text:p>
          </table:table-cell>
          <table:table-cell table:formula="of:=(1500-2*[.AC$1])/[.$B12]" office:value-type="float" office:value="37.9238095238095">
            <text:p>37.9238095238</text:p>
          </table:table-cell>
          <table:table-cell table:formula="of:=(1500-2*[.AD$1])/[.$B12]" office:value-type="float" office:value="37.8714285714286">
            <text:p>37.8714285714</text:p>
          </table:table-cell>
          <table:table-cell table:formula="of:=(1500-2*[.AE$1])/[.$B12]" office:value-type="float" office:value="37.8190476190476">
            <text:p>37.819047619</text:p>
          </table:table-cell>
          <table:table-cell table:formula="of:=(1500-2*[.AF$1])/[.$B12]" office:value-type="float" office:value="37.7666666666667">
            <text:p>37.7666666667</text:p>
          </table:table-cell>
          <table:table-cell table:formula="of:=(1500-2*[.AG$1])/[.$B12]" office:value-type="float" office:value="37.7142857142857">
            <text:p>37.7142857143</text:p>
          </table:table-cell>
          <table:table-cell table:formula="of:=(1500-2*[.AH$1])/[.$B12]" office:value-type="float" office:value="37.6619047619048">
            <text:p>37.6619047619</text:p>
          </table:table-cell>
          <table:table-cell table:formula="of:=(1500-2*[.AI$1])/[.$B12]" office:value-type="float" office:value="37.6095238095238">
            <text:p>37.6095238095</text:p>
          </table:table-cell>
          <table:table-cell table:formula="of:=(1500-2*[.AJ$1])/[.$B12]" office:value-type="float" office:value="37.4">
            <text:p>37.4</text:p>
          </table:table-cell>
          <table:table-cell table:formula="of:=(1500-2*[.AK$1])/[.$B12]" office:value-type="float" office:value="36.9285714285714">
            <text:p>36.9285714286</text:p>
          </table:table-cell>
          <table:table-cell table:formula="of:=(1500-2*[.AL$1])/[.$B12]" office:value-type="float" office:value="36.6666666666667">
            <text:p>36.6666666667</text:p>
          </table:table-cell>
          <table:table-cell table:formula="of:=(1500-2*[.AM$1])/[.$B12]" office:value-type="float" office:value="36.3">
            <text:p>36.3</text:p>
          </table:table-cell>
          <table:table-cell table:formula="of:=(1500-2*[.AN$1])/[.$B12]" office:value-type="float" office:value="36.1428571428571">
            <text:p>36.1428571429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formula="of:= 420 / [.A13]" office:value-type="float" office:value="35">
            <text:p>35</text:p>
          </table:table-cell>
          <table:table-cell office:value-type="string">
            <text:p>Columns + Rows:</text:p>
          </table:table-cell>
          <table:table-cell table:formula="of:=(1500-2*[.D$1])/[.$B13]" office:value-type="float" office:value="42.8">
            <text:p>42.8</text:p>
          </table:table-cell>
          <table:table-cell table:formula="of:=(1500-2*[.E$1])/[.$B13]" office:value-type="float" office:value="42.7428571428571">
            <text:p>42.7428571429</text:p>
          </table:table-cell>
          <table:table-cell table:formula="of:=(1500-2*[.F$1])/[.$B13]" office:value-type="float" office:value="42.6857142857143">
            <text:p>42.6857142857</text:p>
          </table:table-cell>
          <table:table-cell table:formula="of:=(1500-2*[.G$1])/[.$B13]" office:value-type="float" office:value="42.6285714285714">
            <text:p>42.6285714286</text:p>
          </table:table-cell>
          <table:table-cell table:formula="of:=(1500-2*[.H$1])/[.$B13]" office:value-type="float" office:value="42.5714285714286">
            <text:p>42.5714285714</text:p>
          </table:table-cell>
          <table:table-cell table:formula="of:=(1500-2*[.I$1])/[.$B13]" office:value-type="float" office:value="42.5142857142857">
            <text:p>42.5142857143</text:p>
          </table:table-cell>
          <table:table-cell table:formula="of:=(1500-2*[.J$1])/[.$B13]" office:value-type="float" office:value="42.4571428571429">
            <text:p>42.4571428571</text:p>
          </table:table-cell>
          <table:table-cell table:formula="of:=(1500-2*[.K$1])/[.$B13]" office:value-type="float" office:value="42.4">
            <text:p>42.4</text:p>
          </table:table-cell>
          <table:table-cell table:formula="of:=(1500-2*[.L$1])/[.$B13]" office:value-type="float" office:value="42.3428571428571">
            <text:p>42.3428571429</text:p>
          </table:table-cell>
          <table:table-cell table:formula="of:=(1500-2*[.M$1])/[.$B13]" office:value-type="float" office:value="42.2857142857143">
            <text:p>42.2857142857</text:p>
          </table:table-cell>
          <table:table-cell table:formula="of:=(1500-2*[.N$1])/[.$B13]" office:value-type="float" office:value="42.2285714285714">
            <text:p>42.2285714286</text:p>
          </table:table-cell>
          <table:table-cell table:formula="of:=(1500-2*[.O$1])/[.$B13]" office:value-type="float" office:value="42.1714285714286">
            <text:p>42.1714285714</text:p>
          </table:table-cell>
          <table:table-cell table:formula="of:=(1500-2*[.P$1])/[.$B13]" office:value-type="float" office:value="42.1142857142857">
            <text:p>42.1142857143</text:p>
          </table:table-cell>
          <table:table-cell table:formula="of:=(1500-2*[.Q$1])/[.$B13]" office:value-type="float" office:value="42.0571428571429">
            <text:p>42.0571428571</text:p>
          </table:table-cell>
          <table:table-cell table:formula="of:=(1500-2*[.R$1])/[.$B13]" office:value-type="float" office:value="42">
            <text:p>42</text:p>
          </table:table-cell>
          <table:table-cell table:formula="of:=(1500-2*[.S$1])/[.$B13]" office:value-type="float" office:value="41.9428571428571">
            <text:p>41.9428571429</text:p>
          </table:table-cell>
          <table:table-cell table:formula="of:=(1500-2*[.T$1])/[.$B13]" office:value-type="float" office:value="41.8857142857143">
            <text:p>41.8857142857</text:p>
          </table:table-cell>
          <table:table-cell table:formula="of:=(1500-2*[.U$1])/[.$B13]" office:value-type="float" office:value="41.8285714285714">
            <text:p>41.8285714286</text:p>
          </table:table-cell>
          <table:table-cell table:formula="of:=(1500-2*[.V$1])/[.$B13]" office:value-type="float" office:value="41.7714285714286">
            <text:p>41.7714285714</text:p>
          </table:table-cell>
          <table:table-cell table:formula="of:=(1500-2*[.W$1])/[.$B13]" office:value-type="float" office:value="41.7142857142857">
            <text:p>41.7142857143</text:p>
          </table:table-cell>
          <table:table-cell table:formula="of:=(1500-2*[.X$1])/[.$B13]" office:value-type="float" office:value="41.6571428571429">
            <text:p>41.6571428571</text:p>
          </table:table-cell>
          <table:table-cell table:formula="of:=(1500-2*[.Y$1])/[.$B13]" office:value-type="float" office:value="41.6">
            <text:p>41.6</text:p>
          </table:table-cell>
          <table:table-cell table:formula="of:=(1500-2*[.Z$1])/[.$B13]" office:value-type="float" office:value="41.5428571428572">
            <text:p>41.5428571429</text:p>
          </table:table-cell>
          <table:table-cell table:formula="of:=(1500-2*[.AA$1])/[.$B13]" office:value-type="float" office:value="41.4857142857143">
            <text:p>41.4857142857</text:p>
          </table:table-cell>
          <table:table-cell table:formula="of:=(1500-2*[.AB$1])/[.$B13]" office:value-type="float" office:value="41.4285714285714">
            <text:p>41.4285714286</text:p>
          </table:table-cell>
          <table:table-cell table:formula="of:=(1500-2*[.AC$1])/[.$B13]" office:value-type="float" office:value="41.3714285714286">
            <text:p>41.3714285714</text:p>
          </table:table-cell>
          <table:table-cell table:formula="of:=(1500-2*[.AD$1])/[.$B13]" office:value-type="float" office:value="41.3142857142857">
            <text:p>41.3142857143</text:p>
          </table:table-cell>
          <table:table-cell table:formula="of:=(1500-2*[.AE$1])/[.$B13]" office:value-type="float" office:value="41.2571428571429">
            <text:p>41.2571428571</text:p>
          </table:table-cell>
          <table:table-cell table:formula="of:=(1500-2*[.AF$1])/[.$B13]" office:value-type="float" office:value="41.2">
            <text:p>41.2</text:p>
          </table:table-cell>
          <table:table-cell table:formula="of:=(1500-2*[.AG$1])/[.$B13]" office:value-type="float" office:value="41.1428571428572">
            <text:p>41.1428571429</text:p>
          </table:table-cell>
          <table:table-cell table:formula="of:=(1500-2*[.AH$1])/[.$B13]" office:value-type="float" office:value="41.0857142857143">
            <text:p>41.0857142857</text:p>
          </table:table-cell>
          <table:table-cell table:formula="of:=(1500-2*[.AI$1])/[.$B13]" office:value-type="float" office:value="41.0285714285714">
            <text:p>41.0285714286</text:p>
          </table:table-cell>
          <table:table-cell table:formula="of:=(1500-2*[.AJ$1])/[.$B13]" office:value-type="float" office:value="40.8">
            <text:p>40.8</text:p>
          </table:table-cell>
          <table:table-cell table:formula="of:=(1500-2*[.AK$1])/[.$B13]" office:value-type="float" office:value="40.2857142857143">
            <text:p>40.2857142857</text:p>
          </table:table-cell>
          <table:table-cell table:formula="of:=(1500-2*[.AL$1])/[.$B13]" office:value-type="float" office:value="40">
            <text:p>40</text:p>
          </table:table-cell>
          <table:table-cell table:formula="of:=(1500-2*[.AM$1])/[.$B13]" office:value-type="float" office:value="39.6">
            <text:p>39.6</text:p>
          </table:table-cell>
          <table:table-cell table:formula="of:=(1500-2*[.AN$1])/[.$B13]" office:value-type="float" office:value="39.4285714285714">
            <text:p>39.4285714286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formula="of:= 420 / [.A14]" office:value-type="float" office:value="32.3076923076923">
            <text:p>32.3076923077</text:p>
          </table:table-cell>
          <table:table-cell office:value-type="string">
            <text:p>Columns + Rows:</text:p>
          </table:table-cell>
          <table:table-cell table:formula="of:=(1500-2*[.D$1])/[.$B14]" office:value-type="float" office:value="46.3666666666667">
            <text:p>46.3666666667</text:p>
          </table:table-cell>
          <table:table-cell table:formula="of:=(1500-2*[.E$1])/[.$B14]" office:value-type="float" office:value="46.3047619047619">
            <text:p>46.3047619048</text:p>
          </table:table-cell>
          <table:table-cell table:formula="of:=(1500-2*[.F$1])/[.$B14]" office:value-type="float" office:value="46.2428571428571">
            <text:p>46.2428571429</text:p>
          </table:table-cell>
          <table:table-cell table:formula="of:=(1500-2*[.G$1])/[.$B14]" office:value-type="float" office:value="46.1809523809524">
            <text:p>46.180952381</text:p>
          </table:table-cell>
          <table:table-cell table:formula="of:=(1500-2*[.H$1])/[.$B14]" office:value-type="float" office:value="46.1190476190476">
            <text:p>46.119047619</text:p>
          </table:table-cell>
          <table:table-cell table:formula="of:=(1500-2*[.I$1])/[.$B14]" office:value-type="float" office:value="46.0571428571429">
            <text:p>46.0571428571</text:p>
          </table:table-cell>
          <table:table-cell table:formula="of:=(1500-2*[.J$1])/[.$B14]" office:value-type="float" office:value="45.9952380952381">
            <text:p>45.9952380952</text:p>
          </table:table-cell>
          <table:table-cell table:formula="of:=(1500-2*[.K$1])/[.$B14]" office:value-type="float" office:value="45.9333333333333">
            <text:p>45.9333333333</text:p>
          </table:table-cell>
          <table:table-cell table:formula="of:=(1500-2*[.L$1])/[.$B14]" office:value-type="float" office:value="45.8714285714286">
            <text:p>45.8714285714</text:p>
          </table:table-cell>
          <table:table-cell table:formula="of:=(1500-2*[.M$1])/[.$B14]" office:value-type="float" office:value="45.8095238095238">
            <text:p>45.8095238095</text:p>
          </table:table-cell>
          <table:table-cell table:formula="of:=(1500-2*[.N$1])/[.$B14]" office:value-type="float" office:value="45.7476190476191">
            <text:p>45.7476190476</text:p>
          </table:table-cell>
          <table:table-cell table:formula="of:=(1500-2*[.O$1])/[.$B14]" office:value-type="float" office:value="45.6857142857143">
            <text:p>45.6857142857</text:p>
          </table:table-cell>
          <table:table-cell table:formula="of:=(1500-2*[.P$1])/[.$B14]" office:value-type="float" office:value="45.6238095238095">
            <text:p>45.6238095238</text:p>
          </table:table-cell>
          <table:table-cell table:formula="of:=(1500-2*[.Q$1])/[.$B14]" office:value-type="float" office:value="45.5619047619048">
            <text:p>45.5619047619</text:p>
          </table:table-cell>
          <table:table-cell table:formula="of:=(1500-2*[.R$1])/[.$B14]" office:value-type="float" office:value="45.5">
            <text:p>45.5</text:p>
          </table:table-cell>
          <table:table-cell table:formula="of:=(1500-2*[.S$1])/[.$B14]" office:value-type="float" office:value="45.4380952380952">
            <text:p>45.4380952381</text:p>
          </table:table-cell>
          <table:table-cell table:formula="of:=(1500-2*[.T$1])/[.$B14]" office:value-type="float" office:value="45.3761904761905">
            <text:p>45.3761904762</text:p>
          </table:table-cell>
          <table:table-cell table:formula="of:=(1500-2*[.U$1])/[.$B14]" office:value-type="float" office:value="45.3142857142857">
            <text:p>45.3142857143</text:p>
          </table:table-cell>
          <table:table-cell table:formula="of:=(1500-2*[.V$1])/[.$B14]" office:value-type="float" office:value="45.252380952381">
            <text:p>45.2523809524</text:p>
          </table:table-cell>
          <table:table-cell table:formula="of:=(1500-2*[.W$1])/[.$B14]" office:value-type="float" office:value="45.1904761904762">
            <text:p>45.1904761905</text:p>
          </table:table-cell>
          <table:table-cell table:formula="of:=(1500-2*[.X$1])/[.$B14]" office:value-type="float" office:value="45.1285714285714">
            <text:p>45.1285714286</text:p>
          </table:table-cell>
          <table:table-cell table:formula="of:=(1500-2*[.Y$1])/[.$B14]" office:value-type="float" office:value="45.0666666666667">
            <text:p>45.0666666667</text:p>
          </table:table-cell>
          <table:table-cell table:formula="of:=(1500-2*[.Z$1])/[.$B14]" office:value-type="float" office:value="45.0047619047619">
            <text:p>45.0047619048</text:p>
          </table:table-cell>
          <table:table-cell table:formula="of:=(1500-2*[.AA$1])/[.$B14]" office:value-type="float" office:value="44.9428571428571">
            <text:p>44.9428571429</text:p>
          </table:table-cell>
          <table:table-cell table:formula="of:=(1500-2*[.AB$1])/[.$B14]" office:value-type="float" office:value="44.8809523809524">
            <text:p>44.880952381</text:p>
          </table:table-cell>
          <table:table-cell table:formula="of:=(1500-2*[.AC$1])/[.$B14]" office:value-type="float" office:value="44.8190476190476">
            <text:p>44.819047619</text:p>
          </table:table-cell>
          <table:table-cell table:formula="of:=(1500-2*[.AD$1])/[.$B14]" office:value-type="float" office:value="44.7571428571429">
            <text:p>44.7571428571</text:p>
          </table:table-cell>
          <table:table-cell table:formula="of:=(1500-2*[.AE$1])/[.$B14]" office:value-type="float" office:value="44.6952380952381">
            <text:p>44.6952380952</text:p>
          </table:table-cell>
          <table:table-cell table:formula="of:=(1500-2*[.AF$1])/[.$B14]" office:value-type="float" office:value="44.6333333333333">
            <text:p>44.6333333333</text:p>
          </table:table-cell>
          <table:table-cell table:formula="of:=(1500-2*[.AG$1])/[.$B14]" office:value-type="float" office:value="44.5714285714286">
            <text:p>44.5714285714</text:p>
          </table:table-cell>
          <table:table-cell table:formula="of:=(1500-2*[.AH$1])/[.$B14]" office:value-type="float" office:value="44.5095238095238">
            <text:p>44.5095238095</text:p>
          </table:table-cell>
          <table:table-cell table:formula="of:=(1500-2*[.AI$1])/[.$B14]" office:value-type="float" office:value="44.4476190476191">
            <text:p>44.4476190476</text:p>
          </table:table-cell>
          <table:table-cell table:formula="of:=(1500-2*[.AJ$1])/[.$B14]" office:value-type="float" office:value="44.2">
            <text:p>44.2</text:p>
          </table:table-cell>
          <table:table-cell table:formula="of:=(1500-2*[.AK$1])/[.$B14]" office:value-type="float" office:value="43.6428571428572">
            <text:p>43.6428571429</text:p>
          </table:table-cell>
          <table:table-cell table:formula="of:=(1500-2*[.AL$1])/[.$B14]" office:value-type="float" office:value="43.3333333333333">
            <text:p>43.3333333333</text:p>
          </table:table-cell>
          <table:table-cell table:formula="of:=(1500-2*[.AM$1])/[.$B14]" office:value-type="float" office:value="42.9">
            <text:p>42.9</text:p>
          </table:table-cell>
          <table:table-cell table:formula="of:=(1500-2*[.AN$1])/[.$B14]" office:value-type="float" office:value="42.7142857142857">
            <text:p>42.714285714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formula="of:= 420 / [.A15]" office:value-type="float" office:value="30">
            <text:p>30</text:p>
          </table:table-cell>
          <table:table-cell office:value-type="string">
            <text:p>Columns + Rows:</text:p>
          </table:table-cell>
          <table:table-cell table:formula="of:=(1500-2*[.D$1])/[.$B15]" office:value-type="float" office:value="49.9333333333333">
            <text:p>49.9333333333</text:p>
          </table:table-cell>
          <table:table-cell table:formula="of:=(1500-2*[.E$1])/[.$B15]" office:value-type="float" office:value="49.8666666666667">
            <text:p>49.8666666667</text:p>
          </table:table-cell>
          <table:table-cell table:formula="of:=(1500-2*[.F$1])/[.$B15]" office:value-type="float" office:value="49.8">
            <text:p>49.8</text:p>
          </table:table-cell>
          <table:table-cell table:formula="of:=(1500-2*[.G$1])/[.$B15]" office:value-type="float" office:value="49.7333333333333">
            <text:p>49.7333333333</text:p>
          </table:table-cell>
          <table:table-cell table:formula="of:=(1500-2*[.H$1])/[.$B15]" office:value-type="float" office:value="49.6666666666667">
            <text:p>49.6666666667</text:p>
          </table:table-cell>
          <table:table-cell table:formula="of:=(1500-2*[.I$1])/[.$B15]" office:value-type="float" office:value="49.6">
            <text:p>49.6</text:p>
          </table:table-cell>
          <table:table-cell table:formula="of:=(1500-2*[.J$1])/[.$B15]" office:value-type="float" office:value="49.5333333333333">
            <text:p>49.5333333333</text:p>
          </table:table-cell>
          <table:table-cell table:formula="of:=(1500-2*[.K$1])/[.$B15]" office:value-type="float" office:value="49.4666666666667">
            <text:p>49.4666666667</text:p>
          </table:table-cell>
          <table:table-cell table:formula="of:=(1500-2*[.L$1])/[.$B15]" office:value-type="float" office:value="49.4">
            <text:p>49.4</text:p>
          </table:table-cell>
          <table:table-cell table:formula="of:=(1500-2*[.M$1])/[.$B15]" office:value-type="float" office:value="49.3333333333333">
            <text:p>49.3333333333</text:p>
          </table:table-cell>
          <table:table-cell table:formula="of:=(1500-2*[.N$1])/[.$B15]" office:value-type="float" office:value="49.2666666666667">
            <text:p>49.2666666667</text:p>
          </table:table-cell>
          <table:table-cell table:formula="of:=(1500-2*[.O$1])/[.$B15]" office:value-type="float" office:value="49.2">
            <text:p>49.2</text:p>
          </table:table-cell>
          <table:table-cell table:formula="of:=(1500-2*[.P$1])/[.$B15]" office:value-type="float" office:value="49.1333333333333">
            <text:p>49.1333333333</text:p>
          </table:table-cell>
          <table:table-cell table:formula="of:=(1500-2*[.Q$1])/[.$B15]" office:value-type="float" office:value="49.0666666666667">
            <text:p>49.0666666667</text:p>
          </table:table-cell>
          <table:table-cell table:formula="of:=(1500-2*[.R$1])/[.$B15]" office:value-type="float" office:value="49">
            <text:p>49</text:p>
          </table:table-cell>
          <table:table-cell table:formula="of:=(1500-2*[.S$1])/[.$B15]" office:value-type="float" office:value="48.9333333333333">
            <text:p>48.9333333333</text:p>
          </table:table-cell>
          <table:table-cell table:formula="of:=(1500-2*[.T$1])/[.$B15]" office:value-type="float" office:value="48.8666666666667">
            <text:p>48.8666666667</text:p>
          </table:table-cell>
          <table:table-cell table:formula="of:=(1500-2*[.U$1])/[.$B15]" office:value-type="float" office:value="48.8">
            <text:p>48.8</text:p>
          </table:table-cell>
          <table:table-cell table:formula="of:=(1500-2*[.V$1])/[.$B15]" office:value-type="float" office:value="48.7333333333333">
            <text:p>48.7333333333</text:p>
          </table:table-cell>
          <table:table-cell table:formula="of:=(1500-2*[.W$1])/[.$B15]" office:value-type="float" office:value="48.6666666666667">
            <text:p>48.6666666667</text:p>
          </table:table-cell>
          <table:table-cell table:formula="of:=(1500-2*[.X$1])/[.$B15]" office:value-type="float" office:value="48.6">
            <text:p>48.6</text:p>
          </table:table-cell>
          <table:table-cell table:formula="of:=(1500-2*[.Y$1])/[.$B15]" office:value-type="float" office:value="48.5333333333333">
            <text:p>48.5333333333</text:p>
          </table:table-cell>
          <table:table-cell table:formula="of:=(1500-2*[.Z$1])/[.$B15]" office:value-type="float" office:value="48.4666666666667">
            <text:p>48.4666666667</text:p>
          </table:table-cell>
          <table:table-cell table:formula="of:=(1500-2*[.AA$1])/[.$B15]" office:value-type="float" office:value="48.4">
            <text:p>48.4</text:p>
          </table:table-cell>
          <table:table-cell table:formula="of:=(1500-2*[.AB$1])/[.$B15]" office:value-type="float" office:value="48.3333333333333">
            <text:p>48.3333333333</text:p>
          </table:table-cell>
          <table:table-cell table:formula="of:=(1500-2*[.AC$1])/[.$B15]" office:value-type="float" office:value="48.2666666666667">
            <text:p>48.2666666667</text:p>
          </table:table-cell>
          <table:table-cell table:formula="of:=(1500-2*[.AD$1])/[.$B15]" office:value-type="float" office:value="48.2">
            <text:p>48.2</text:p>
          </table:table-cell>
          <table:table-cell table:formula="of:=(1500-2*[.AE$1])/[.$B15]" office:value-type="float" office:value="48.1333333333333">
            <text:p>48.1333333333</text:p>
          </table:table-cell>
          <table:table-cell table:formula="of:=(1500-2*[.AF$1])/[.$B15]" office:value-type="float" office:value="48.0666666666667">
            <text:p>48.0666666667</text:p>
          </table:table-cell>
          <table:table-cell table:formula="of:=(1500-2*[.AG$1])/[.$B15]" office:value-type="float" office:value="48">
            <text:p>48</text:p>
          </table:table-cell>
          <table:table-cell table:formula="of:=(1500-2*[.AH$1])/[.$B15]" office:value-type="float" office:value="47.9333333333333">
            <text:p>47.9333333333</text:p>
          </table:table-cell>
          <table:table-cell table:formula="of:=(1500-2*[.AI$1])/[.$B15]" office:value-type="float" office:value="47.8666666666667">
            <text:p>47.8666666667</text:p>
          </table:table-cell>
          <table:table-cell table:formula="of:=(1500-2*[.AJ$1])/[.$B15]" office:value-type="float" office:value="47.6">
            <text:p>47.6</text:p>
          </table:table-cell>
          <table:table-cell table:formula="of:=(1500-2*[.AK$1])/[.$B15]" office:value-type="float" office:value="47">
            <text:p>47</text:p>
          </table:table-cell>
          <table:table-cell table:formula="of:=(1500-2*[.AL$1])/[.$B15]" office:value-type="float" office:value="46.6666666666667">
            <text:p>46.6666666667</text:p>
          </table:table-cell>
          <table:table-cell table:formula="of:=(1500-2*[.AM$1])/[.$B15]" office:value-type="float" office:value="46.2">
            <text:p>46.2</text:p>
          </table:table-cell>
          <table:table-cell table:formula="of:=(1500-2*[.AN$1])/[.$B15]" office:value-type="float" office:value="46">
            <text:p>46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formula="of:= 420 / [.A16]" office:value-type="float" office:value="28">
            <text:p>28</text:p>
          </table:table-cell>
          <table:table-cell office:value-type="string">
            <text:p>Columns + Rows:</text:p>
          </table:table-cell>
          <table:table-cell table:formula="of:=(1500-2*[.D$1])/[.$B16]" office:value-type="float" office:value="53.5">
            <text:p>53.5</text:p>
          </table:table-cell>
          <table:table-cell table:formula="of:=(1500-2*[.E$1])/[.$B16]" office:value-type="float" office:value="53.4285714285714">
            <text:p>53.4285714286</text:p>
          </table:table-cell>
          <table:table-cell table:formula="of:=(1500-2*[.F$1])/[.$B16]" office:value-type="float" office:value="53.3571428571429">
            <text:p>53.3571428571</text:p>
          </table:table-cell>
          <table:table-cell table:formula="of:=(1500-2*[.G$1])/[.$B16]" office:value-type="float" office:value="53.2857142857143">
            <text:p>53.2857142857</text:p>
          </table:table-cell>
          <table:table-cell table:formula="of:=(1500-2*[.H$1])/[.$B16]" office:value-type="float" office:value="53.2142857142857">
            <text:p>53.2142857143</text:p>
          </table:table-cell>
          <table:table-cell table:formula="of:=(1500-2*[.I$1])/[.$B16]" office:value-type="float" office:value="53.1428571428572">
            <text:p>53.1428571429</text:p>
          </table:table-cell>
          <table:table-cell table:formula="of:=(1500-2*[.J$1])/[.$B16]" office:value-type="float" office:value="53.0714285714286">
            <text:p>53.0714285714</text:p>
          </table:table-cell>
          <table:table-cell table:formula="of:=(1500-2*[.K$1])/[.$B16]" office:value-type="float" office:value="53">
            <text:p>53</text:p>
          </table:table-cell>
          <table:table-cell table:formula="of:=(1500-2*[.L$1])/[.$B16]" office:value-type="float" office:value="52.9285714285714">
            <text:p>52.9285714286</text:p>
          </table:table-cell>
          <table:table-cell table:formula="of:=(1500-2*[.M$1])/[.$B16]" office:value-type="float" office:value="52.8571428571429">
            <text:p>52.8571428571</text:p>
          </table:table-cell>
          <table:table-cell table:formula="of:=(1500-2*[.N$1])/[.$B16]" office:value-type="float" office:value="52.7857142857143">
            <text:p>52.7857142857</text:p>
          </table:table-cell>
          <table:table-cell table:formula="of:=(1500-2*[.O$1])/[.$B16]" office:value-type="float" office:value="52.7142857142857">
            <text:p>52.7142857143</text:p>
          </table:table-cell>
          <table:table-cell table:formula="of:=(1500-2*[.P$1])/[.$B16]" office:value-type="float" office:value="52.6428571428571">
            <text:p>52.6428571429</text:p>
          </table:table-cell>
          <table:table-cell table:formula="of:=(1500-2*[.Q$1])/[.$B16]" office:value-type="float" office:value="52.5714285714286">
            <text:p>52.5714285714</text:p>
          </table:table-cell>
          <table:table-cell table:formula="of:=(1500-2*[.R$1])/[.$B16]" office:value-type="float" office:value="52.5">
            <text:p>52.5</text:p>
          </table:table-cell>
          <table:table-cell table:formula="of:=(1500-2*[.S$1])/[.$B16]" office:value-type="float" office:value="52.4285714285714">
            <text:p>52.4285714286</text:p>
          </table:table-cell>
          <table:table-cell table:formula="of:=(1500-2*[.T$1])/[.$B16]" office:value-type="float" office:value="52.3571428571429">
            <text:p>52.3571428571</text:p>
          </table:table-cell>
          <table:table-cell table:formula="of:=(1500-2*[.U$1])/[.$B16]" office:value-type="float" office:value="52.2857142857143">
            <text:p>52.2857142857</text:p>
          </table:table-cell>
          <table:table-cell table:formula="of:=(1500-2*[.V$1])/[.$B16]" office:value-type="float" office:value="52.2142857142857">
            <text:p>52.2142857143</text:p>
          </table:table-cell>
          <table:table-cell table:formula="of:=(1500-2*[.W$1])/[.$B16]" office:value-type="float" office:value="52.1428571428571">
            <text:p>52.1428571429</text:p>
          </table:table-cell>
          <table:table-cell table:formula="of:=(1500-2*[.X$1])/[.$B16]" office:value-type="float" office:value="52.0714285714286">
            <text:p>52.0714285714</text:p>
          </table:table-cell>
          <table:table-cell table:formula="of:=(1500-2*[.Y$1])/[.$B16]" office:value-type="float" office:value="52">
            <text:p>52</text:p>
          </table:table-cell>
          <table:table-cell table:formula="of:=(1500-2*[.Z$1])/[.$B16]" office:value-type="float" office:value="51.9285714285714">
            <text:p>51.9285714286</text:p>
          </table:table-cell>
          <table:table-cell table:formula="of:=(1500-2*[.AA$1])/[.$B16]" office:value-type="float" office:value="51.8571428571429">
            <text:p>51.8571428571</text:p>
          </table:table-cell>
          <table:table-cell table:formula="of:=(1500-2*[.AB$1])/[.$B16]" office:value-type="float" office:value="51.7857142857143">
            <text:p>51.7857142857</text:p>
          </table:table-cell>
          <table:table-cell table:formula="of:=(1500-2*[.AC$1])/[.$B16]" office:value-type="float" office:value="51.7142857142857">
            <text:p>51.7142857143</text:p>
          </table:table-cell>
          <table:table-cell table:formula="of:=(1500-2*[.AD$1])/[.$B16]" office:value-type="float" office:value="51.6428571428571">
            <text:p>51.6428571429</text:p>
          </table:table-cell>
          <table:table-cell table:formula="of:=(1500-2*[.AE$1])/[.$B16]" office:value-type="float" office:value="51.5714285714286">
            <text:p>51.5714285714</text:p>
          </table:table-cell>
          <table:table-cell table:formula="of:=(1500-2*[.AF$1])/[.$B16]" office:value-type="float" office:value="51.5">
            <text:p>51.5</text:p>
          </table:table-cell>
          <table:table-cell table:formula="of:=(1500-2*[.AG$1])/[.$B16]" office:value-type="float" office:value="51.4285714285714">
            <text:p>51.4285714286</text:p>
          </table:table-cell>
          <table:table-cell table:formula="of:=(1500-2*[.AH$1])/[.$B16]" office:value-type="float" office:value="51.3571428571429">
            <text:p>51.3571428571</text:p>
          </table:table-cell>
          <table:table-cell table:formula="of:=(1500-2*[.AI$1])/[.$B16]" office:value-type="float" office:value="51.2857142857143">
            <text:p>51.2857142857</text:p>
          </table:table-cell>
          <table:table-cell table:formula="of:=(1500-2*[.AJ$1])/[.$B16]" office:value-type="float" office:value="51">
            <text:p>51</text:p>
          </table:table-cell>
          <table:table-cell table:formula="of:=(1500-2*[.AK$1])/[.$B16]" office:value-type="float" office:value="50.3571428571429">
            <text:p>50.3571428571</text:p>
          </table:table-cell>
          <table:table-cell table:formula="of:=(1500-2*[.AL$1])/[.$B16]" office:value-type="float" office:value="50">
            <text:p>50</text:p>
          </table:table-cell>
          <table:table-cell table:formula="of:=(1500-2*[.AM$1])/[.$B16]" office:value-type="float" office:value="49.5">
            <text:p>49.5</text:p>
          </table:table-cell>
          <table:table-cell table:formula="of:=(1500-2*[.AN$1])/[.$B16]" office:value-type="float" office:value="49.2857142857143">
            <text:p>49.2857142857</text:p>
          </table:table-cell>
        </table:table-row>
      </table:table>
      <table:table table:name="dimensions 2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2">
          <table:table-cell office:value-type="string">
            <text:p>COLUMNS+ROWS</text:p>
          </table:table-cell>
          <table:table-cell office:value-type="string">
            <text:p>COLUMNS-ROWS</text:p>
          </table:table-cell>
          <table:table-cell office:value-type="string">
            <text:p>CELL+GUTTER</text:p>
          </table:table-cell>
          <table:table-cell office:value-type="string">
            <text:p>GUTTER</text:p>
          </table:table-cell>
          <table:table-cell office:value-type="string">
            <text:p>CELL</text:p>
          </table:table-cell>
          <table:table-cell office:value-type="string">
            <text:p>COLUMNS</text:p>
          </table:table-cell>
          <table:table-cell office:value-type="string">
            <text:p>ROW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table:formula="of:=[.C2]-[.D2]" office:value-type="float" office:value="20">
            <text:p>20</text:p>
          </table:table-cell>
          <table:table-cell table:formula="of:=([.A2]+[.B2])/2" office:value-type="float" office:value="34">
            <text:p>34</text:p>
          </table:table-cell>
          <table:table-cell table:formula="of:=([.A2]-[.B2])/2" office:value-type="float" office:value="19">
            <text:p>19</text:p>
          </table:table-cell>
          <table:table-cell table:formula="of:=[.F2]*[.E2]+([.F2]+1)*[.D2]" office:value-type="float" office:value="960">
            <text:p>960</text:p>
          </table:table-cell>
          <table:table-cell table:formula="of:=[.G2]*[.E2]+([.G2]+1)*[.D2]" office:value-type="float" office:value="540">
            <text:p>540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formula="of:=[.C3]-[.D3]" office:value-type="float" office:value="15">
            <text:p>15</text:p>
          </table:table-cell>
          <table:table-cell table:formula="of:=([.A3]+[.B3])/2" office:value-type="float" office:value="31.5">
            <text:p>31.5</text:p>
          </table:table-cell>
          <table:table-cell table:formula="of:=([.A3]-[.B3])/2" office:value-type="float" office:value="17.5">
            <text:p>17.5</text:p>
          </table:table-cell>
          <table:table-cell table:formula="of:=[.F3]*[.E3]+([.F3]+1)*[.D3]" office:value-type="float" office:value="960">
            <text:p>960</text:p>
          </table:table-cell>
          <table:table-cell table:formula="of:=[.G3]*[.E3]+([.G3]+1)*[.D3]" office:value-type="float" office:value="540">
            <text:p>54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table:formula="of:=[.C4]-[.D4]" office:value-type="float" office:value="20">
            <text:p>20</text:p>
          </table:table-cell>
          <table:table-cell table:formula="of:=([.A4]+[.B4])/2" office:value-type="float" office:value="27">
            <text:p>27</text:p>
          </table:table-cell>
          <table:table-cell table:formula="of:=([.A4]-[.B4])/2" office:value-type="float" office:value="15">
            <text:p>15</text:p>
          </table:table-cell>
          <table:table-cell table:formula="of:=[.F4]*[.E4]+([.F4]+1)*[.D4]" office:value-type="float" office:value="960">
            <text:p>960</text:p>
          </table:table-cell>
          <table:table-cell table:formula="of:=[.G4]*[.E4]+([.G4]+1)*[.D4]" office:value-type="float" office:value="540">
            <text:p>540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table:formula="of:=[.C5]-[.D5]" office:value-type="float" office:value="27">
            <text:p>27</text:p>
          </table:table-cell>
          <table:table-cell table:formula="of:=([.A5]+[.B5])/2" office:value-type="float" office:value="22.5">
            <text:p>22.5</text:p>
          </table:table-cell>
          <table:table-cell table:formula="of:=([.A5]-[.B5])/2" office:value-type="float" office:value="12.5">
            <text:p>12.5</text:p>
          </table:table-cell>
          <table:table-cell table:formula="of:=[.F5]*[.E5]+([.F5]+1)*[.D5]" office:value-type="float" office:value="960">
            <text:p>960</text:p>
          </table:table-cell>
          <table:table-cell table:formula="of:=[.G5]*[.E5]+([.G5]+1)*[.D5]" office:value-type="float" office:value="540">
            <text:p>54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15">
            <text:p>15</text:p>
          </table:table-cell>
          <table:table-cell table:formula="of:=[.C6]-[.D6]" office:value-type="float" office:value="55">
            <text:p>55</text:p>
          </table:table-cell>
          <table:table-cell table:formula="of:=([.A6]+[.B6])/2" office:value-type="float" office:value="13.5">
            <text:p>13.5</text:p>
          </table:table-cell>
          <table:table-cell table:formula="of:=([.A6]-[.B6])/2" office:value-type="float" office:value="7.5">
            <text:p>7.5</text:p>
          </table:table-cell>
          <table:table-cell table:formula="of:=[.F6]*[.E6]+([.F6]+1)*[.D6]" office:value-type="float" office:value="960">
            <text:p>960</text:p>
          </table:table-cell>
          <table:table-cell table:formula="of:=[.G6]*[.E6]+([.G6]+1)*[.D6]" office:value-type="float" office:value="540">
            <text:p>54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office:value-type="float" office:value="15">
            <text:p>15</text:p>
          </table:table-cell>
          <table:table-cell table:formula="of:=[.C7]-[.D7]" office:value-type="float" office:value="90">
            <text:p>90</text:p>
          </table:table-cell>
          <table:table-cell table:formula="of:=([.A7]+[.B7])/2" office:value-type="float" office:value="9">
            <text:p>9</text:p>
          </table:table-cell>
          <table:table-cell table:formula="of:=([.A7]-[.B7])/2" office:value-type="float" office:value="5">
            <text:p>5</text:p>
          </table:table-cell>
          <table:table-cell table:formula="of:=[.F7]*[.E7]+([.F7]+1)*[.D7]" office:value-type="float" office:value="960">
            <text:p>960</text:p>
          </table:table-cell>
          <table:table-cell table:formula="of:=[.G7]*[.E7]+([.G7]+1)*[.D7]" office:value-type="float" office:value="540">
            <text:p>54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5">
            <text:p>15</text:p>
          </table:table-cell>
          <table:table-cell table:formula="of:=[.C8]-[.D8]" office:value-type="float" office:value="195">
            <text:p>195</text:p>
          </table:table-cell>
          <table:table-cell table:formula="of:=([.A8]+[.B8])/2" office:value-type="float" office:value="4.5">
            <text:p>4.5</text:p>
          </table:table-cell>
          <table:table-cell table:formula="of:=([.A8]-[.B8])/2" office:value-type="float" office:value="2.5">
            <text:p>2.5</text:p>
          </table:table-cell>
          <table:table-cell table:formula="of:=[.F8]*[.E8]+([.F8]+1)*[.D8]" office:value-type="float" office:value="960">
            <text:p>960</text:p>
          </table:table-cell>
          <table:table-cell table:formula="of:=[.G8]*[.E8]+([.G8]+1)*[.D8]" office:value-type="float" office:value="540">
            <text:p>540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table:formula="of:=[.C9]-[.D9]" office:value-type="float" office:value="6">
            <text:p>6</text:p>
          </table:table-cell>
          <table:table-cell table:formula="of:=([.A9]+[.B9])/2" office:value-type="float" office:value="33.5">
            <text:p>33.5</text:p>
          </table:table-cell>
          <table:table-cell table:formula="of:=([.A9]-[.B9])/2" office:value-type="float" office:value="18.5">
            <text:p>18.5</text:p>
          </table:table-cell>
          <table:table-cell table:formula="of:=[.F9]*[.E9]+([.F9]+1)*[.D9]" office:value-type="float" office:value="960">
            <text:p>960</text:p>
          </table:table-cell>
          <table:table-cell table:formula="of:=[.G9]*[.E9]+([.G9]+1)*[.D9]" office:value-type="float" office:value="540">
            <text:p>54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4">
            <text:p>14</text:p>
          </table:table-cell>
          <table:table-cell table:number-columns-repeated="2" office:value-type="float" office:value="30">
            <text:p>30</text:p>
          </table:table-cell>
          <table:table-cell table:formula="of:=[.C10]-[.D10]" office:value-type="float" office:value="0">
            <text:p>0</text:p>
          </table:table-cell>
          <table:table-cell table:formula="of:=([.A10]+[.B10])/2" office:value-type="float" office:value="31">
            <text:p>31</text:p>
          </table:table-cell>
          <table:table-cell table:formula="of:=([.A10]-[.B10])/2" office:value-type="float" office:value="17">
            <text:p>17</text:p>
          </table:table-cell>
          <table:table-cell table:formula="of:=[.F10]*[.E10]+([.F10]+1)*[.D10]" office:value-type="float" office:value="960">
            <text:p>960</text:p>
          </table:table-cell>
          <table:table-cell table:formula="of:=[.G10]*[.E10]+([.G10]+1)*[.D10]" office:value-type="float" office:value="540">
            <text:p>540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table:formula="of:=[.C11]-[.D11]" office:value-type="float" office:value="30">
            <text:p>30</text:p>
          </table:table-cell>
          <table:table-cell table:formula="of:=([.A11]+[.B11])/2" office:value-type="float" office:value="15.5">
            <text:p>15.5</text:p>
          </table:table-cell>
          <table:table-cell table:formula="of:=([.A11]-[.B11])/2" office:value-type="float" office:value="8.5">
            <text:p>8.5</text:p>
          </table:table-cell>
          <table:table-cell table:formula="of:=[.F11]*[.E11]+([.F11]+1)*[.D11]" office:value-type="float" office:value="960">
            <text:p>960</text:p>
          </table:table-cell>
          <table:table-cell table:formula="of:=[.G11]*[.E11]+([.G11]+1)*[.D11]" office:value-type="float" office:value="540">
            <text:p>540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formula="of:=[.C12]-[.D12]" office:value-type="float" office:value="-8">
            <text:p>-8</text:p>
          </table:table-cell>
          <table:table-cell table:formula="of:=([.A12]+[.B12])/2" office:value-type="float" office:value="33">
            <text:p>33</text:p>
          </table:table-cell>
          <table:table-cell table:formula="of:=([.A12]-[.B12])/2" office:value-type="float" office:value="18">
            <text:p>18</text:p>
          </table:table-cell>
          <table:table-cell table:formula="of:=[.F12]*[.E12]+([.F12]+1)*[.D12]" office:value-type="float" office:value="960">
            <text:p>960</text:p>
          </table:table-cell>
          <table:table-cell table:formula="of:=[.G12]*[.E12]+([.G12]+1)*[.D12]" office:value-type="float" office:value="540">
            <text:p>54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table:formula="of:=[.C13]-[.D13]" office:value-type="float" office:value="6">
            <text:p>6</text:p>
          </table:table-cell>
          <table:table-cell table:formula="of:=([.A13]+[.B13])/2" office:value-type="float" office:value="22">
            <text:p>22</text:p>
          </table:table-cell>
          <table:table-cell table:formula="of:=([.A13]-[.B13])/2" office:value-type="float" office:value="12">
            <text:p>12</text:p>
          </table:table-cell>
          <table:table-cell table:formula="of:=[.F13]*[.E13]+([.F13]+1)*[.D13]" office:value-type="float" office:value="960">
            <text:p>960</text:p>
          </table:table-cell>
          <table:table-cell table:formula="of:=[.G13]*[.E13]+([.G13]+1)*[.D13]" office:value-type="float" office:value="540">
            <text:p>54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84">
            <text:p>84</text:p>
          </table:table-cell>
          <table:table-cell office:value-type="float" office:value="36">
            <text:p>36</text:p>
          </table:table-cell>
          <table:table-cell table:formula="of:=[.C14]-[.D14]" office:value-type="float" office:value="48">
            <text:p>48</text:p>
          </table:table-cell>
          <table:table-cell table:formula="of:=([.A14]+[.B14])/2" office:value-type="float" office:value="11">
            <text:p>11</text:p>
          </table:table-cell>
          <table:table-cell table:formula="of:=([.A14]-[.B14])/2" office:value-type="float" office:value="6">
            <text:p>6</text:p>
          </table:table-cell>
          <table:table-cell table:formula="of:=[.F14]*[.E14]+([.F14]+1)*[.D14]" office:value-type="float" office:value="960">
            <text:p>960</text:p>
          </table:table-cell>
          <table:table-cell table:formula="of:=[.G14]*[.E14]+([.G14]+1)*[.D14]" office:value-type="float" office:value="540">
            <text:p>540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table:formula="of:=[.C15]-[.D15]" office:value-type="float" office:value="-15">
            <text:p>-15</text:p>
          </table:table-cell>
          <table:table-cell table:formula="of:=([.A15]+[.B15])/2" office:value-type="float" office:value="30.5">
            <text:p>30.5</text:p>
          </table:table-cell>
          <table:table-cell table:formula="of:=([.A15]-[.B15])/2" office:value-type="float" office:value="16.5">
            <text:p>16.5</text:p>
          </table:table-cell>
          <table:table-cell table:formula="of:=[.F15]*[.E15]+([.F15]+1)*[.D15]" office:value-type="float" office:value="960">
            <text:p>960</text:p>
          </table:table-cell>
          <table:table-cell table:formula="of:=[.G15]*[.E15]+([.G15]+1)*[.D15]" office:value-type="float" office:value="540">
            <text:p>54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table:formula="of:=[.C16]-[.D16]" office:value-type="float" office:value="-22">
            <text:p>-22</text:p>
          </table:table-cell>
          <table:table-cell table:formula="of:=([.A16]+[.B16])/2" office:value-type="float" office:value="32.5">
            <text:p>32.5</text:p>
          </table:table-cell>
          <table:table-cell table:formula="of:=([.A16]-[.B16])/2" office:value-type="float" office:value="17.5">
            <text:p>17.5</text:p>
          </table:table-cell>
          <table:table-cell table:formula="of:=[.F16]*[.E16]+([.F16]+1)*[.D16]" office:value-type="float" office:value="960">
            <text:p>960</text:p>
          </table:table-cell>
          <table:table-cell table:formula="of:=[.G16]*[.E16]+([.G16]+1)*[.D16]" office:value-type="float" office:value="540">
            <text:p>54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table:formula="of:=[.C17]-[.D17]" office:value-type="float" office:value="-15">
            <text:p>-15</text:p>
          </table:table-cell>
          <table:table-cell table:formula="of:=([.A17]+[.B17])/2" office:value-type="float" office:value="26">
            <text:p>26</text:p>
          </table:table-cell>
          <table:table-cell table:formula="of:=([.A17]-[.B17])/2" office:value-type="float" office:value="14">
            <text:p>14</text:p>
          </table:table-cell>
          <table:table-cell table:formula="of:=[.F17]*[.E17]+([.F17]+1)*[.D17]" office:value-type="float" office:value="960">
            <text:p>960</text:p>
          </table:table-cell>
          <table:table-cell table:formula="of:=[.G17]*[.E17]+([.G17]+1)*[.D17]" office:value-type="float" office:value="540">
            <text:p>54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table:formula="of:=[.C18]-[.D18]" office:value-type="float" office:value="20">
            <text:p>20</text:p>
          </table:table-cell>
          <table:table-cell table:formula="of:=([.A18]+[.B18])/2" office:value-type="float" office:value="13">
            <text:p>13</text:p>
          </table:table-cell>
          <table:table-cell table:formula="of:=([.A18]-[.B18])/2" office:value-type="float" office:value="7">
            <text:p>7</text:p>
          </table:table-cell>
          <table:table-cell table:formula="of:=[.F18]*[.E18]+([.F18]+1)*[.D18]" office:value-type="float" office:value="960">
            <text:p>960</text:p>
          </table:table-cell>
          <table:table-cell table:formula="of:=[.G18]*[.E18]+([.G18]+1)*[.D18]" office:value-type="float" office:value="540">
            <text:p>54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40">
            <text:p>140</text:p>
          </table:table-cell>
          <table:table-cell office:value-type="float" office:value="50">
            <text:p>50</text:p>
          </table:table-cell>
          <table:table-cell table:formula="of:=[.C19]-[.D19]" office:value-type="float" office:value="90">
            <text:p>90</text:p>
          </table:table-cell>
          <table:table-cell table:formula="of:=([.A19]+[.B19])/2" office:value-type="float" office:value="6.5">
            <text:p>6.5</text:p>
          </table:table-cell>
          <table:table-cell table:formula="of:=([.A19]-[.B19])/2" office:value-type="float" office:value="3.5">
            <text:p>3.5</text:p>
          </table:table-cell>
          <table:table-cell table:formula="of:=[.F19]*[.E19]+([.F19]+1)*[.D19]" office:value-type="float" office:value="960">
            <text:p>960</text:p>
          </table:table-cell>
          <table:table-cell table:formula="of:=[.G19]*[.E19]+([.G19]+1)*[.D19]" office:value-type="float" office:value="540">
            <text:p>540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formula="of:=[.C20]-[.D20]" office:value-type="float" office:value="-15">
            <text:p>-15</text:p>
          </table:table-cell>
          <table:table-cell table:formula="of:=([.A20]+[.B20])/2" office:value-type="float" office:value="21.5">
            <text:p>21.5</text:p>
          </table:table-cell>
          <table:table-cell table:formula="of:=([.A20]-[.B20])/2" office:value-type="float" office:value="11.5">
            <text:p>11.5</text:p>
          </table:table-cell>
          <table:table-cell table:formula="of:=[.F20]*[.E20]+([.F20]+1)*[.D20]" office:value-type="float" office:value="960">
            <text:p>960</text:p>
          </table:table-cell>
          <table:table-cell table:formula="of:=[.G20]*[.E20]+([.G20]+1)*[.D20]" office:value-type="float" office:value="540">
            <text:p>54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table:formula="of:=[.C21]-[.D21]" office:value-type="float" office:value="-30">
            <text:p>-30</text:p>
          </table:table-cell>
          <table:table-cell table:formula="of:=([.A21]+[.B21])/2" office:value-type="float" office:value="30">
            <text:p>30</text:p>
          </table:table-cell>
          <table:table-cell table:formula="of:=([.A21]-[.B21])/2" office:value-type="float" office:value="16">
            <text:p>16</text:p>
          </table:table-cell>
          <table:table-cell table:formula="of:=[.F21]*[.E21]+([.F21]+1)*[.D21]" office:value-type="float" office:value="960">
            <text:p>960</text:p>
          </table:table-cell>
          <table:table-cell table:formula="of:=[.G21]*[.E21]+([.G21]+1)*[.D21]" office:value-type="float" office:value="540">
            <text:p>54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table:number-columns-repeated="2" office:value-type="float" office:value="60">
            <text:p>60</text:p>
          </table:table-cell>
          <table:table-cell table:formula="of:=[.C22]-[.D22]" office:value-type="float" office:value="0">
            <text:p>0</text:p>
          </table:table-cell>
          <table:table-cell table:formula="of:=([.A22]+[.B22])/2" office:value-type="float" office:value="15">
            <text:p>15</text:p>
          </table:table-cell>
          <table:table-cell table:formula="of:=([.A22]-[.B22])/2" office:value-type="float" office:value="8">
            <text:p>8</text:p>
          </table:table-cell>
          <table:table-cell table:formula="of:=[.F22]*[.E22]+([.F22]+1)*[.D22]" office:value-type="float" office:value="960">
            <text:p>960</text:p>
          </table:table-cell>
          <table:table-cell table:formula="of:=[.G22]*[.E22]+([.G22]+1)*[.D22]" office:value-type="float" office:value="540">
            <text:p>54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9">08/19/2011</text:date>, <text:time>21:36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14T09:39:09.31</meta:creation-date>
    <dc:date>2011-08-19T21:36:01.10</dc:date>
    <meta:editing-duration>PT10H48M59S</meta:editing-duration>
    <meta:editing-cycles>17</meta:editing-cycles>
    <meta:generator>LibreOffice/3.3$Win32 LibreOffice_project/330m17$Build-3</meta:generator>
    <meta:document-statistic meta:table-count="4" meta:cell-count="982" meta:object-count="0"/>
  </office:meta>
</office:document-meta>
</file>